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9882in"/>
    </style:style>
    <style:style style:name="co3" style:family="table-column">
      <style:table-column-properties fo:break-before="auto" style:column-width="0.9047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00"/>
    </style:style>
    <style:style style:name="ce4" style:family="table-cell" style:parent-style-name="Default" style:data-style-name="N122">
      <style:table-cell-properties fo:background-color="#ffffff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 style:data-style-name="N123">
      <style:table-cell-properties fo:background-color="#ffffff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84">
      <style:table-cell-properties fo:background-color="#ffffff"/>
    </style:style>
    <style:style style:name="ce21" style:family="table-cell" style:parent-style-name="Default" style:data-style-name="N84">
      <style:table-cell-properties fo:background-color="#ffff00"/>
    </style:style>
    <style:style style:name="ce3" style:family="table-cell" style:parent-style-name="Default" style:data-style-name="N122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3" style:family="table-cell" style:parent-style-name="Default" style:data-style-name="N122">
      <style:table-cell-properties fo:background-color="#ffff00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2">
      <style:table-cell-properties fo:background-color="#ffffff"/>
    </style:style>
    <style:style style:name="ce17" style:family="table-cell" style:parent-style-name="Default" style:data-style-name="N122">
      <style:table-cell-properties fo:background-color="#ffff00"/>
    </style:style>
    <style:style style:name="ce7" style:family="table-cell" style:parent-style-name="Default" style:data-style-name="N122">
      <style:table-cell-properties fo:background-color="#2a6099" style:text-align-source="fix" style:repeat-content="false"/>
      <style:paragraph-properties fo:text-align="center" fo:margin-left="0in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terbcrv_eur" table:style-name="ta1">
        <table:shapes>
          <draw:frame draw:z-index="0" draw:style-name="gr1" draw:text-style-name="P1" svg:width="6.2929in" svg:height="3.5453in" svg:x="11.2016in" svg:y="0.9201in">
            <draw:object draw:notify-on-update-of-ranges="interbcrv_eur.I1:interbcrv_eur.I1 interbcrv_eur.I2:interbcrv_eur.I45 interbcrv_eur.K1:interbcrv_eur.K1 interbcrv_eur.K2:interbcrv_eur.K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Zero Rates" draw:style-name="gr1" draw:text-style-name="P1" svg:width="6.3004in" svg:height="3.5453in" svg:x="11.7791in" svg:y="5.3543in">
            <draw:object draw:notify-on-update-of-ranges="interbcrv_eur.F2:interbcrv_eur.F45 interbcrv_eur.J1:interbcrv_eur.J1 interbcrv_eur.J2:interbcrv_eur.J45 interbcrv_eur.L1:interbcrv_eur.L1 interbcrv_eur.L2:interbcrv_eur.L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Zero Rates</svg:titl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6" table:default-cell-style-name="ce5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2"/>
        <table:table-column table:style-name="co10" table:number-columns-repeated="1011" table:default-cell-style-name="ce2"/>
        <table:table-column table:style-name="co10" table:default-cell-style-name="Default"/>
        <table:table-row table:style-name="ro1">
          <table:table-cell table:style-name="ce1" office:value-type="string" calcext:value-type="string">
            <text:p>crv_nm</text:p>
          </table:table-cell>
          <table:table-cell table:style-name="ce1" office:value-type="string" calcext:value-type="string">
            <text:p>scn_no</text:p>
          </table:table-cell>
          <table:table-cell table:style-name="ce1" office:value-type="string" calcext:value-type="string">
            <text:p>tenor</text:p>
          </table:table-cell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year_frac</text:p>
          </table:table-cell>
          <table:table-cell table:style-name="ce3" office:value-type="string" calcext:value-type="string">
            <text:p>year_frac_1</text:p>
          </table:table-cell>
          <table:table-cell table:style-name="ce1" office:value-type="string" calcext:value-type="string">
            <text:p>year_frac_2</text:p>
          </table:table-cell>
          <table:table-cell table:style-name="ce3" office:value-type="string" calcext:value-type="string">
            <text:p>df_calc</text:p>
          </table:table-cell>
          <table:table-cell table:style-name="ce3" office:value-type="string" calcext:value-type="string">
            <text:p>zero_calc</text:p>
          </table:table-cell>
          <table:table-cell table:style-name="ce7" office:value-type="string" calcext:value-type="string">
            <text:p>df_rp</text:p>
          </table:table-cell>
          <table:table-cell table:style-name="ce7" office:value-type="string" calcext:value-type="string">
            <text:p>zero_rate_rp</text:p>
          </table:table-cell>
          <table:table-cell table:style-name="ce5" table:number-columns-repeated="1011"/>
          <table:table-cell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table:formula="of:=DATE(2021;12;3+[.C2])" office:value-type="date" office:date-value="2021-12-04" calcext:value-type="date">
            <text:p>2021-12-04</text:p>
          </table:table-cell>
          <table:table-cell office:value-type="float" office:value="-0.0037444" calcext:value-type="float">
            <text:p>-0.0037444</text:p>
          </table:table-cell>
          <table:table-cell table:formula="of:=[.C2]/365" office:value-type="float" office:value="0.00273972602739726" calcext:value-type="float">
            <text:p>0.0027397</text:p>
          </table:table-cell>
          <table:table-cell table:formula="of:=[.F2]-FLOOR([.F2])" office:value-type="float" office:value="0.00273972602739726" calcext:value-type="float">
            <text:p>0.0027397</text:p>
          </table:table-cell>
          <table:table-cell table:formula="of:=[.F2]-[.G2]" office:value-type="float" office:value="0" calcext:value-type="float">
            <text:p>0</text:p>
          </table:table-cell>
          <table:table-cell table:formula="of:=1/(1+[.E2]*[.G2])*1/(1+[.E2])^[.H2]" office:value-type="float" office:value="1.00001025873538" calcext:value-type="float">
            <text:p>1.0000103</text:p>
          </table:table-cell>
          <table:table-cell table:formula="of:=POWER([.I2];-1/[.F2])-1" office:value-type="float" office:value="-0.00373741761046564" calcext:value-type="float">
            <text:p>-0.0037374</text:p>
          </table:table-cell>
          <table:table-cell office:value-type="float" office:value="1.0000103" calcext:value-type="float">
            <text:p>1.0000103</text:p>
          </table:table-cell>
          <table:table-cell office:value-type="float" office:value="-0.0037444" calcext:value-type="float">
            <text:p>-0.00374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0" table:formula="of:=DATE(2021;12;3+[.C3])" office:value-type="date" office:date-value="2021-12-10" calcext:value-type="date">
            <text:p>2021-12-10</text:p>
          </table:table-cell>
          <table:table-cell office:value-type="float" office:value="-0.0037997" calcext:value-type="float">
            <text:p>-0.0037997</text:p>
          </table:table-cell>
          <table:table-cell table:formula="of:=[.C3]/365" office:value-type="float" office:value="0.0191780821917808" calcext:value-type="float">
            <text:p>0.0191781</text:p>
          </table:table-cell>
          <table:table-cell table:formula="of:=[.F3]-FLOOR([.F3])" office:value-type="float" office:value="0.0191780821917808" calcext:value-type="float">
            <text:p>0.0191781</text:p>
          </table:table-cell>
          <table:table-cell table:formula="of:=[.F3]-[.G3]" office:value-type="float" office:value="0" calcext:value-type="float">
            <text:p>0</text:p>
          </table:table-cell>
          <table:table-cell table:formula="of:=1/(1+[.E3]*[.G3])*1/(1+[.E3])^[.H3]" office:value-type="float" office:value="1.00007287626947" calcext:value-type="float">
            <text:p>1.0000729</text:p>
          </table:table-cell>
          <table:table-cell table:formula="of:=POWER([.I3];-1/[.F3])-1" office:value-type="float" office:value="-0.00379262819997783" calcext:value-type="float">
            <text:p>-0.0037926</text:p>
          </table:table-cell>
          <table:table-cell office:value-type="float" office:value="1.0000729" calcext:value-type="float">
            <text:p>1.0000729</text:p>
          </table:table-cell>
          <table:table-cell office:value-type="float" office:value="-0.0037997" calcext:value-type="float">
            <text:p>-0.00379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20" table:formula="of:=DATE(2021;12;3+[.C4])" office:value-type="date" office:date-value="2022-01-02" calcext:value-type="date">
            <text:p>2022-01-02</text:p>
          </table:table-cell>
          <table:table-cell office:value-type="float" office:value="-0.0037677" calcext:value-type="float">
            <text:p>-0.0037677</text:p>
          </table:table-cell>
          <table:table-cell table:formula="of:=[.C4]/365" office:value-type="float" office:value="0.0821917808219178" calcext:value-type="float">
            <text:p>0.0821918</text:p>
          </table:table-cell>
          <table:table-cell table:formula="of:=[.F4]-FLOOR([.F4])" office:value-type="float" office:value="0.0821917808219178" calcext:value-type="float">
            <text:p>0.0821918</text:p>
          </table:table-cell>
          <table:table-cell table:formula="of:=[.F4]-[.G4]" office:value-type="float" office:value="0" calcext:value-type="float">
            <text:p>0</text:p>
          </table:table-cell>
          <table:table-cell table:formula="of:=1/(1+[.E4]*[.G4])*1/(1+[.E4])^[.H4]" office:value-type="float" office:value="1.00030976990028" calcext:value-type="float">
            <text:p>1.0003098</text:p>
          </table:table-cell>
          <table:table-cell table:formula="of:=POWER([.I4];-1/[.F4])-1" office:value-type="float" office:value="-0.00376119242936257" calcext:value-type="float">
            <text:p>-0.0037612</text:p>
          </table:table-cell>
          <table:table-cell office:value-type="float" office:value="1.0003097" calcext:value-type="float">
            <text:p>1.0003097</text:p>
          </table:table-cell>
          <table:table-cell office:value-type="float" office:value="-0.0037677" calcext:value-type="float">
            <text:p>-0.00376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20" table:formula="of:=DATE(2021;12;3+[.C5])" office:value-type="date" office:date-value="2022-02-02" calcext:value-type="date">
            <text:p>2022-02-02</text:p>
          </table:table-cell>
          <table:table-cell office:value-type="float" office:value="-0.0034353" calcext:value-type="float">
            <text:p>-0.0034353</text:p>
          </table:table-cell>
          <table:table-cell table:formula="of:=[.C5]/365" office:value-type="float" office:value="0.167123287671233" calcext:value-type="float">
            <text:p>0.1671233</text:p>
          </table:table-cell>
          <table:table-cell table:formula="of:=[.F5]-FLOOR([.F5])" office:value-type="float" office:value="0.167123287671233" calcext:value-type="float">
            <text:p>0.1671233</text:p>
          </table:table-cell>
          <table:table-cell table:formula="of:=[.F5]-[.G5]" office:value-type="float" office:value="0" calcext:value-type="float">
            <text:p>0</text:p>
          </table:table-cell>
          <table:table-cell table:formula="of:=1/(1+[.E5]*[.G5])*1/(1+[.E5])^[.H5]" office:value-type="float" office:value="1.00057444843168" calcext:value-type="float">
            <text:p>1.0005744</text:p>
          </table:table-cell>
          <table:table-cell table:formula="of:=POWER([.I5];-1/[.F5])-1" office:value-type="float" office:value="-0.00343038923681194" calcext:value-type="float">
            <text:p>-0.0034304</text:p>
          </table:table-cell>
          <table:table-cell office:value-type="float" office:value="1.0005743" calcext:value-type="float">
            <text:p>1.0005743</text:p>
          </table:table-cell>
          <table:table-cell office:value-type="float" office:value="-0.0034353" calcext:value-type="float">
            <text:p>-0.00343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style-name="ce20" table:formula="of:=DATE(2021;12;3+[.C6])" office:value-type="date" office:date-value="2022-03-04" calcext:value-type="date">
            <text:p>2022-03-04</text:p>
          </table:table-cell>
          <table:table-cell office:value-type="float" office:value="-0.0030285" calcext:value-type="float">
            <text:p>-0.0030285</text:p>
          </table:table-cell>
          <table:table-cell table:formula="of:=[.C6]/365" office:value-type="float" office:value="0.249315068493151" calcext:value-type="float">
            <text:p>0.2493151</text:p>
          </table:table-cell>
          <table:table-cell table:formula="of:=[.F6]-FLOOR([.F6])" office:value-type="float" office:value="0.249315068493151" calcext:value-type="float">
            <text:p>0.2493151</text:p>
          </table:table-cell>
          <table:table-cell table:formula="of:=[.F6]-[.G6]" office:value-type="float" office:value="0" calcext:value-type="float">
            <text:p>0</text:p>
          </table:table-cell>
          <table:table-cell table:formula="of:=1/(1+[.E6]*[.G6])*1/(1+[.E6])^[.H6]" office:value-type="float" office:value="1.00075562121725" calcext:value-type="float">
            <text:p>1.0007556</text:p>
          </table:table-cell>
          <table:table-cell table:formula="of:=POWER([.I6];-1/[.F6])-1" office:value-type="float" office:value="-0.0030250591714408" calcext:value-type="float">
            <text:p>-0.0030251</text:p>
          </table:table-cell>
          <table:table-cell office:value-type="float" office:value="1.0007553" calcext:value-type="float">
            <text:p>1.0007553</text:p>
          </table:table-cell>
          <table:table-cell office:value-type="float" office:value="-0.0030285" calcext:value-type="float">
            <text:p>-0.00302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20" table:formula="of:=DATE(2021;12;3+[.C7])" office:value-type="date" office:date-value="2022-04-03" calcext:value-type="date">
            <text:p>2022-04-03</text:p>
          </table:table-cell>
          <table:table-cell office:value-type="float" office:value="-0.0026597" calcext:value-type="float">
            <text:p>-0.0026597</text:p>
          </table:table-cell>
          <table:table-cell table:formula="of:=[.C7]/365" office:value-type="float" office:value="0.331506849315068" calcext:value-type="float">
            <text:p>0.3315068</text:p>
          </table:table-cell>
          <table:table-cell table:formula="of:=[.F7]-FLOOR([.F7])" office:value-type="float" office:value="0.331506849315068" calcext:value-type="float">
            <text:p>0.3315068</text:p>
          </table:table-cell>
          <table:table-cell table:formula="of:=[.F7]-[.G7]" office:value-type="float" office:value="0" calcext:value-type="float">
            <text:p>0</text:p>
          </table:table-cell>
          <table:table-cell table:formula="of:=1/(1+[.E7]*[.G7])*1/(1+[.E7])^[.H7]" office:value-type="float" office:value="1.00088248686353" calcext:value-type="float">
            <text:p>1.0008825</text:p>
          </table:table-cell>
          <table:table-cell table:formula="of:=POWER([.I7];-1/[.F7])-1" office:value-type="float" office:value="-0.00265733624476494" calcext:value-type="float">
            <text:p>-0.0026573</text:p>
          </table:table-cell>
          <table:table-cell office:value-type="float" office:value="1.0008821" calcext:value-type="float">
            <text:p>1.0008821</text:p>
          </table:table-cell>
          <table:table-cell office:value-type="float" office:value="-0.0026597" calcext:value-type="float">
            <text:p>-0.00265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style-name="ce20" table:formula="of:=DATE(2021;12;3+[.C8])" office:value-type="date" office:date-value="2022-05-03" calcext:value-type="date">
            <text:p>2022-05-03</text:p>
          </table:table-cell>
          <table:table-cell office:value-type="float" office:value="-0.0022991" calcext:value-type="float">
            <text:p>-0.0022991</text:p>
          </table:table-cell>
          <table:table-cell table:formula="of:=[.C8]/365" office:value-type="float" office:value="0.413698630136986" calcext:value-type="float">
            <text:p>0.4136986</text:p>
          </table:table-cell>
          <table:table-cell table:formula="of:=[.F8]-FLOOR([.F8])" office:value-type="float" office:value="0.413698630136986" calcext:value-type="float">
            <text:p>0.4136986</text:p>
          </table:table-cell>
          <table:table-cell table:formula="of:=[.F8]-[.G8]" office:value-type="float" office:value="0" calcext:value-type="float">
            <text:p>0</text:p>
          </table:table-cell>
          <table:table-cell table:formula="of:=1/(1+[.E8]*[.G8])*1/(1+[.E8])^[.H8]" office:value-type="float" office:value="1.00095204003869" calcext:value-type="float">
            <text:p>1.0009520</text:p>
          </table:table-cell>
          <table:table-cell table:formula="of:=POWER([.I8];-1/[.F8])-1" office:value-type="float" office:value="-0.00229755065128201" calcext:value-type="float">
            <text:p>-0.0022976</text:p>
          </table:table-cell>
          <table:table-cell office:value-type="float" office:value="1.0009516" calcext:value-type="float">
            <text:p>1.0009516</text:p>
          </table:table-cell>
          <table:table-cell office:value-type="float" office:value="-0.0022991" calcext:value-type="float">
            <text:p>-0.0022991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2" calcext:value-type="float">
            <text:p>182</text:p>
          </table:table-cell>
          <table:table-cell table:style-name="ce21" table:formula="of:=DATE(2021;12;3+[.C9])" office:value-type="date" office:date-value="2022-06-03" calcext:value-type="date">
            <text:p>2022-06-03</text:p>
          </table:table-cell>
          <table:table-cell table:style-name="ce13" office:value-type="float" office:value="-0.0019263" calcext:value-type="float">
            <text:p>-0.0019263</text:p>
          </table:table-cell>
          <table:table-cell table:style-name="ce13" table:formula="of:=[.C9]/365" office:value-type="float" office:value="0.498630136986301" calcext:value-type="float">
            <text:p>0.4986301</text:p>
          </table:table-cell>
          <table:table-cell table:style-name="ce13" table:formula="of:=[.F9]-FLOOR([.F9])" office:value-type="float" office:value="0.498630136986301" calcext:value-type="float">
            <text:p>0.4986301</text:p>
          </table:table-cell>
          <table:table-cell table:style-name="ce15" table:formula="of:=[.F9]-[.G9]" office:value-type="float" office:value="0" calcext:value-type="float">
            <text:p>0</text:p>
          </table:table-cell>
          <table:table-cell table:style-name="ce17" table:formula="of:=1/(1+[.E9]*[.G9])*1/(1+[.E9])^[.H9]" office:value-type="float" office:value="1.00096143470171" calcext:value-type="float">
            <text:p>1.0009614</text:p>
          </table:table-cell>
          <table:table-cell table:style-name="ce17" table:formula="of:=POWER([.I9];-1/[.F9])-1" office:value-type="float" office:value="-0.00192536980218549" calcext:value-type="float">
            <text:p>-0.0019254</text:p>
          </table:table-cell>
          <table:table-cell table:style-name="ce17" office:value-type="float" office:value="1.000961" calcext:value-type="float">
            <text:p>1.0009610</text:p>
          </table:table-cell>
          <table:table-cell table:style-name="ce10" office:value-type="float" office:value="-0.0019263" calcext:value-type="float">
            <text:p>-0.00192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style-name="ce20" table:formula="of:=DATE(2021;12;3+[.C10])" office:value-type="date" office:date-value="2022-07-03" calcext:value-type="date">
            <text:p>2022-07-03</text:p>
          </table:table-cell>
          <table:table-cell office:value-type="float" office:value="-0.0016725" calcext:value-type="float">
            <text:p>-0.0016725</text:p>
          </table:table-cell>
          <table:table-cell table:formula="of:=[.C10]/365" office:value-type="float" office:value="0.580821917808219" calcext:value-type="float">
            <text:p>0.5808219</text:p>
          </table:table-cell>
          <table:table-cell table:formula="of:=[.F10]-FLOOR([.F10])" office:value-type="float" office:value="0.580821917808219" calcext:value-type="float">
            <text:p>0.5808219</text:p>
          </table:table-cell>
          <table:table-cell table:formula="of:=[.F10]-[.G10]" office:value-type="float" office:value="0" calcext:value-type="float">
            <text:p>0</text:p>
          </table:table-cell>
          <table:table-cell table:formula="of:=1/(1+[.E10]*[.G10])*1/(1+[.E10])^[.H10]" office:value-type="float" office:value="1.00097236924099" calcext:value-type="float">
            <text:p>1.0009724</text:p>
          </table:table-cell>
          <table:table-cell table:formula="of:=POWER([.I10];-1/[.F10])-1" office:value-type="float" office:value="-0.00167191367289532" calcext:value-type="float">
            <text:p>-0.0016719</text:p>
          </table:table-cell>
          <table:table-cell office:value-type="float" office:value="1.0009719" calcext:value-type="float">
            <text:p>1.0009719</text:p>
          </table:table-cell>
          <table:table-cell office:value-type="float" office:value="-0.0016725" calcext:value-type="float">
            <text:p>-0.00167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style-name="ce20" table:formula="of:=DATE(2021;12;3+[.C11])" office:value-type="date" office:date-value="2022-08-03" calcext:value-type="date">
            <text:p>2022-08-03</text:p>
          </table:table-cell>
          <table:table-cell office:value-type="float" office:value="-0.0014323" calcext:value-type="float">
            <text:p>-0.0014323</text:p>
          </table:table-cell>
          <table:table-cell table:formula="of:=[.C11]/365" office:value-type="float" office:value="0.665753424657534" calcext:value-type="float">
            <text:p>0.6657534</text:p>
          </table:table-cell>
          <table:table-cell table:formula="of:=[.F11]-FLOOR([.F11])" office:value-type="float" office:value="0.665753424657534" calcext:value-type="float">
            <text:p>0.6657534</text:p>
          </table:table-cell>
          <table:table-cell table:formula="of:=[.F11]-[.G11]" office:value-type="float" office:value="0" calcext:value-type="float">
            <text:p>0</text:p>
          </table:table-cell>
          <table:table-cell table:formula="of:=1/(1+[.E11]*[.G11])*1/(1+[.E11])^[.H11]" office:value-type="float" office:value="1.00095446877207" calcext:value-type="float">
            <text:p>1.0009545</text:p>
          </table:table-cell>
          <table:table-cell table:formula="of:=POWER([.I11];-1/[.F11])-1" office:value-type="float" office:value="-0.0014319570950847" calcext:value-type="float">
            <text:p>-0.0014320</text:p>
          </table:table-cell>
          <table:table-cell office:value-type="float" office:value="1.000954" calcext:value-type="float">
            <text:p>1.0009540</text:p>
          </table:table-cell>
          <table:table-cell office:value-type="float" office:value="-0.0014323" calcext:value-type="float">
            <text:p>-0.00143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style-name="ce20" table:formula="of:=DATE(2021;12;3+[.C12])" office:value-type="date" office:date-value="2022-09-02" calcext:value-type="date">
            <text:p>2022-09-02</text:p>
          </table:table-cell>
          <table:table-cell office:value-type="float" office:value="-0.0011999" calcext:value-type="float">
            <text:p>-0.0011999</text:p>
          </table:table-cell>
          <table:table-cell table:formula="of:=[.C12]/365" office:value-type="float" office:value="0.747945205479452" calcext:value-type="float">
            <text:p>0.7479452</text:p>
          </table:table-cell>
          <table:table-cell table:formula="of:=[.F12]-FLOOR([.F12])" office:value-type="float" office:value="0.747945205479452" calcext:value-type="float">
            <text:p>0.7479452</text:p>
          </table:table-cell>
          <table:table-cell table:formula="of:=[.F12]-[.G12]" office:value-type="float" office:value="0" calcext:value-type="float">
            <text:p>0</text:p>
          </table:table-cell>
          <table:table-cell table:formula="of:=1/(1+[.E12]*[.G12])*1/(1+[.E12])^[.H12]" office:value-type="float" office:value="1.00089826560902" calcext:value-type="float">
            <text:p>1.0008983</text:p>
          </table:table-cell>
          <table:table-cell table:formula="of:=POWER([.I12];-1/[.F12])-1" office:value-type="float" office:value="-0.00119971851479117" calcext:value-type="float">
            <text:p>-0.0011997</text:p>
          </table:table-cell>
          <table:table-cell office:value-type="float" office:value="1.0008978" calcext:value-type="float">
            <text:p>1.0008978</text:p>
          </table:table-cell>
          <table:table-cell office:value-type="float" office:value="-0.0011999" calcext:value-type="float">
            <text:p>-0.0011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style-name="ce20" table:formula="of:=DATE(2021;12;3+[.C13])" office:value-type="date" office:date-value="2022-10-03" calcext:value-type="date">
            <text:p>2022-10-03</text:p>
          </table:table-cell>
          <table:table-cell office:value-type="float" office:value="-0.0009557" calcext:value-type="float">
            <text:p>-0.0009557</text:p>
          </table:table-cell>
          <table:table-cell table:formula="of:=[.C13]/365" office:value-type="float" office:value="0.832876712328767" calcext:value-type="float">
            <text:p>0.8328767</text:p>
          </table:table-cell>
          <table:table-cell table:formula="of:=[.F13]-FLOOR([.F13])" office:value-type="float" office:value="0.832876712328767" calcext:value-type="float">
            <text:p>0.8328767</text:p>
          </table:table-cell>
          <table:table-cell table:formula="of:=[.F13]-[.G13]" office:value-type="float" office:value="0" calcext:value-type="float">
            <text:p>0</text:p>
          </table:table-cell>
          <table:table-cell table:formula="of:=1/(1+[.E13]*[.G13])*1/(1+[.E13])^[.H13]" office:value-type="float" office:value="1.00079661436329" calcext:value-type="float">
            <text:p>1.0007966</text:p>
          </table:table-cell>
          <table:table-cell table:formula="of:=POWER([.I13];-1/[.F13])-1" office:value-type="float" office:value="-0.000955623661736293" calcext:value-type="float">
            <text:p>-0.0009556</text:p>
          </table:table-cell>
          <table:table-cell office:value-type="float" office:value="1.0007963" calcext:value-type="float">
            <text:p>1.0007963</text:p>
          </table:table-cell>
          <table:table-cell office:value-type="float" office:value="-0.0009557" calcext:value-type="float">
            <text:p>-0.00095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style-name="ce20" table:formula="of:=DATE(2021;12;3+[.C14])" office:value-type="date" office:date-value="2022-11-02" calcext:value-type="date">
            <text:p>2022-11-02</text:p>
          </table:table-cell>
          <table:table-cell office:value-type="float" office:value="-0.0007186" calcext:value-type="float">
            <text:p>-0.0007186</text:p>
          </table:table-cell>
          <table:table-cell table:formula="of:=[.C14]/365" office:value-type="float" office:value="0.915068493150685" calcext:value-type="float">
            <text:p>0.9150685</text:p>
          </table:table-cell>
          <table:table-cell table:formula="of:=[.F14]-FLOOR([.F14])" office:value-type="float" office:value="0.915068493150685" calcext:value-type="float">
            <text:p>0.9150685</text:p>
          </table:table-cell>
          <table:table-cell table:formula="of:=[.F14]-[.G14]" office:value-type="float" office:value="0" calcext:value-type="float">
            <text:p>0</text:p>
          </table:table-cell>
          <table:table-cell table:formula="of:=1/(1+[.E14]*[.G14])*1/(1+[.E14])^[.H14]" office:value-type="float" office:value="1.00065800089966" calcext:value-type="float">
            <text:p>1.0006580</text:p>
          </table:table-cell>
          <table:table-cell table:formula="of:=POWER([.I14];-1/[.F14])-1" office:value-type="float" office:value="-0.00071857806691944" calcext:value-type="float">
            <text:p>-0.0007186</text:p>
          </table:table-cell>
          <table:table-cell office:value-type="float" office:value="1.0006578" calcext:value-type="float">
            <text:p>1.0006578</text:p>
          </table:table-cell>
          <table:table-cell office:value-type="float" office:value="-0.0007186" calcext:value-type="float">
            <text:p>-0.0007186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65" calcext:value-type="float">
            <text:p>365</text:p>
          </table:table-cell>
          <table:table-cell table:style-name="ce21" table:formula="of:=DATE(2021;12;3+[.C15])" office:value-type="date" office:date-value="2022-12-03" calcext:value-type="date">
            <text:p>2022-12-03</text:p>
          </table:table-cell>
          <table:table-cell table:style-name="ce13" office:value-type="float" office:value="-0.0004735" calcext:value-type="float">
            <text:p>-0.0004735</text:p>
          </table:table-cell>
          <table:table-cell table:style-name="ce13" table:formula="of:=[.C15]/365" office:value-type="float" office:value="1" calcext:value-type="float">
            <text:p>1.0000000</text:p>
          </table:table-cell>
          <table:table-cell table:style-name="ce13" table:formula="of:=[.F15]-FLOOR([.F15])" office:value-type="float" office:value="0" calcext:value-type="float">
            <text:p>0.0000000</text:p>
          </table:table-cell>
          <table:table-cell table:style-name="ce15" table:formula="of:=[.F15]-[.G15]" office:value-type="float" office:value="1" calcext:value-type="float">
            <text:p>1</text:p>
          </table:table-cell>
          <table:table-cell table:style-name="ce17" table:formula="of:=1/(1+[.E15]*[.G15])*1/(1+[.E15])^[.H15]" office:value-type="float" office:value="1.00047372430846" calcext:value-type="float">
            <text:p>1.0004737</text:p>
          </table:table-cell>
          <table:table-cell table:style-name="ce17" table:formula="of:=POWER([.I15];-1/[.F15])-1" office:value-type="float" office:value="-0.000473500000000016" calcext:value-type="float">
            <text:p>-0.0004735</text:p>
          </table:table-cell>
          <table:table-cell table:style-name="ce17" office:value-type="float" office:value="1.0004736" calcext:value-type="float">
            <text:p>1.0004736</text:p>
          </table:table-cell>
          <table:table-cell table:style-name="ce10" office:value-type="float" office:value="-0.0004735" calcext:value-type="float">
            <text:p>-0.0004735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49" calcext:value-type="float">
            <text:p>549</text:p>
          </table:table-cell>
          <table:table-cell table:style-name="ce21" table:formula="of:=DATE(2021;12;3+[.C16])" office:value-type="date" office:date-value="2023-06-05" calcext:value-type="date">
            <text:p>2023-06-05</text:p>
          </table:table-cell>
          <table:table-cell table:style-name="ce13" office:value-type="float" office:value="-0.0015406" calcext:value-type="float">
            <text:p>-0.0015406</text:p>
          </table:table-cell>
          <table:table-cell table:style-name="ce13" table:formula="of:=[.C16]/365" office:value-type="float" office:value="1.5041095890411" calcext:value-type="float">
            <text:p>1.5041096</text:p>
          </table:table-cell>
          <table:table-cell table:style-name="ce13" table:formula="of:=[.F16]-FLOOR([.F16])" office:value-type="float" office:value="0.504109589041096" calcext:value-type="float">
            <text:p>0.5041096</text:p>
          </table:table-cell>
          <table:table-cell table:style-name="ce15" table:formula="of:=[.F16]-[.G16]" office:value-type="float" office:value="1" calcext:value-type="float">
            <text:p>1</text:p>
          </table:table-cell>
          <table:table-cell table:style-name="ce17" table:formula="of:=1/(1+[.E16]*[.G16])*1/(1+[.E16])^[.H16]" office:value-type="float" office:value="1.00232141122387" calcext:value-type="float">
            <text:p>1.0023214</text:p>
          </table:table-cell>
          <table:table-cell table:style-name="ce17" table:formula="of:=POWER([.I16];-1/[.F16])-1" office:value-type="float" office:value="-0.00154040276557033" calcext:value-type="float">
            <text:p>-0.0015404</text:p>
          </table:table-cell>
          <table:table-cell table:style-name="ce17" office:value-type="float" office:value="1.00232" calcext:value-type="float">
            <text:p>1.0023200</text:p>
          </table:table-cell>
          <table:table-cell table:style-name="ce10" office:value-type="float" office:value="-0.0015406" calcext:value-type="float">
            <text:p>-0.0015406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30" calcext:value-type="float">
            <text:p>730</text:p>
          </table:table-cell>
          <table:table-cell table:style-name="ce21" table:formula="of:=DATE(2021;12;3+[.C17])" office:value-type="date" office:date-value="2023-12-03" calcext:value-type="date">
            <text:p>2023-12-03</text:p>
          </table:table-cell>
          <table:table-cell table:style-name="ce13" office:value-type="float" office:value="-0.0015087" calcext:value-type="float">
            <text:p>-0.0015087</text:p>
          </table:table-cell>
          <table:table-cell table:style-name="ce13" table:formula="of:=[.C17]/365" office:value-type="float" office:value="2" calcext:value-type="float">
            <text:p>2.0000000</text:p>
          </table:table-cell>
          <table:table-cell table:style-name="ce13" table:formula="of:=[.F17]-FLOOR([.F17])" office:value-type="float" office:value="0" calcext:value-type="float">
            <text:p>0.0000000</text:p>
          </table:table-cell>
          <table:table-cell table:style-name="ce15" table:formula="of:=[.F17]-[.G17]" office:value-type="float" office:value="2" calcext:value-type="float">
            <text:p>2</text:p>
          </table:table-cell>
          <table:table-cell table:style-name="ce17" table:formula="of:=1/(1+[.E17]*[.G17])*1/(1+[.E17])^[.H17]" office:value-type="float" office:value="1.00302424228929" calcext:value-type="float">
            <text:p>1.0030242</text:p>
          </table:table-cell>
          <table:table-cell table:style-name="ce17" table:formula="of:=POWER([.I17];-1/[.F17])-1" office:value-type="float" office:value="-0.00150870000000003" calcext:value-type="float">
            <text:p>-0.0015087</text:p>
          </table:table-cell>
          <table:table-cell table:style-name="ce17" office:value-type="float" office:value="1.003022" calcext:value-type="float">
            <text:p>1.0030220</text:p>
          </table:table-cell>
          <table:table-cell table:style-name="ce10" office:value-type="float" office:value="-0.0015087" calcext:value-type="float">
            <text:p>-0.00150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table:style-name="ce20" table:formula="of:=DATE(2021;12;3+[.C18])" office:value-type="date" office:date-value="2024-12-02" calcext:value-type="date">
            <text:p>2024-12-02</text:p>
          </table:table-cell>
          <table:table-cell office:value-type="float" office:value="-0.0011393" calcext:value-type="float">
            <text:p>-0.0011393</text:p>
          </table:table-cell>
          <table:table-cell table:formula="of:=[.C18]/365" office:value-type="float" office:value="3" calcext:value-type="float">
            <text:p>3.0000000</text:p>
          </table:table-cell>
          <table:table-cell table:formula="of:=[.F18]-FLOOR([.F18])" office:value-type="float" office:value="0" calcext:value-type="float">
            <text:p>0.0000000</text:p>
          </table:table-cell>
          <table:table-cell table:formula="of:=[.F18]-[.G18]" office:value-type="float" office:value="3" calcext:value-type="float">
            <text:p>3</text:p>
          </table:table-cell>
          <table:table-cell table:formula="of:=1/(1+[.E18]*[.G18])*1/(1+[.E18])^[.H18]" office:value-type="float" office:value="1.00342570284042" calcext:value-type="float">
            <text:p>1.0034257</text:p>
          </table:table-cell>
          <table:table-cell table:formula="of:=POWER([.I18];-1/[.F18])-1" office:value-type="float" office:value="-0.00113929999999995" calcext:value-type="float">
            <text:p>-0.0011393</text:p>
          </table:table-cell>
          <table:table-cell office:value-type="float" office:value="1.0034237" calcext:value-type="float">
            <text:p>1.0034237</text:p>
          </table:table-cell>
          <table:table-cell office:value-type="float" office:value="-0.0011393" calcext:value-type="float">
            <text:p>-0.00113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 table:style-name="ce20" table:formula="of:=DATE(2021;12;3+[.C19])" office:value-type="date" office:date-value="2025-12-02" calcext:value-type="date">
            <text:p>2025-12-02</text:p>
          </table:table-cell>
          <table:table-cell office:value-type="float" office:value="-0.0004672" calcext:value-type="float">
            <text:p>-0.0004672</text:p>
          </table:table-cell>
          <table:table-cell table:formula="of:=[.C19]/365" office:value-type="float" office:value="4" calcext:value-type="float">
            <text:p>4.0000000</text:p>
          </table:table-cell>
          <table:table-cell table:formula="of:=[.F19]-FLOOR([.F19])" office:value-type="float" office:value="0" calcext:value-type="float">
            <text:p>0.0000000</text:p>
          </table:table-cell>
          <table:table-cell table:formula="of:=[.F19]-[.G19]" office:value-type="float" office:value="4" calcext:value-type="float">
            <text:p>4</text:p>
          </table:table-cell>
          <table:table-cell table:formula="of:=1/(1+[.E19]*[.G19])*1/(1+[.E19])^[.H19]" office:value-type="float" office:value="1.00187098479964" calcext:value-type="float">
            <text:p>1.0018710</text:p>
          </table:table-cell>
          <table:table-cell table:formula="of:=POWER([.I19];-1/[.F19])-1" office:value-type="float" office:value="-0.000467200000000001" calcext:value-type="float">
            <text:p>-0.0004672</text:p>
          </table:table-cell>
          <table:table-cell office:value-type="float" office:value="1.0018706" calcext:value-type="float">
            <text:p>1.0018706</text:p>
          </table:table-cell>
          <table:table-cell office:value-type="float" office:value="-0.0004672" calcext:value-type="float">
            <text:p>-0.00046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20" table:formula="of:=DATE(2021;12;3+[.C20])" office:value-type="date" office:date-value="2026-12-02" calcext:value-type="date">
            <text:p>2026-12-02</text:p>
          </table:table-cell>
          <table:table-cell office:value-type="float" office:value="0.0003754" calcext:value-type="float">
            <text:p>0.0003754</text:p>
          </table:table-cell>
          <table:table-cell table:formula="of:=[.C20]/365" office:value-type="float" office:value="5" calcext:value-type="float">
            <text:p>5.0000000</text:p>
          </table:table-cell>
          <table:table-cell table:formula="of:=[.F20]-FLOOR([.F20])" office:value-type="float" office:value="0" calcext:value-type="float">
            <text:p>0.0000000</text:p>
          </table:table-cell>
          <table:table-cell table:formula="of:=[.F20]-[.G20]" office:value-type="float" office:value="5" calcext:value-type="float">
            <text:p>5</text:p>
          </table:table-cell>
          <table:table-cell table:formula="of:=1/(1+[.E20]*[.G20])*1/(1+[.E20])^[.H20]" office:value-type="float" office:value="0.998125112027173" calcext:value-type="float">
            <text:p>0.9981251</text:p>
          </table:table-cell>
          <table:table-cell table:formula="of:=POWER([.I20];-1/[.F20])-1" office:value-type="float" office:value="0.000375400000000026" calcext:value-type="float">
            <text:p>0.0003754</text:p>
          </table:table-cell>
          <table:table-cell office:value-type="float" office:value="0.9981246" calcext:value-type="float">
            <text:p>0.9981246</text:p>
          </table:table-cell>
          <table:table-cell office:value-type="float" office:value="0.0003754" calcext:value-type="float">
            <text:p>0.00037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 table:style-name="ce20" table:formula="of:=DATE(2021;12;3+[.C21])" office:value-type="date" office:date-value="2027-12-02" calcext:value-type="date">
            <text:p>2027-12-02</text:p>
          </table:table-cell>
          <table:table-cell office:value-type="float" office:value="0.0013668" calcext:value-type="float">
            <text:p>0.0013668</text:p>
          </table:table-cell>
          <table:table-cell table:formula="of:=[.C21]/365" office:value-type="float" office:value="6" calcext:value-type="float">
            <text:p>6.0000000</text:p>
          </table:table-cell>
          <table:table-cell table:formula="of:=[.F21]-FLOOR([.F21])" office:value-type="float" office:value="0" calcext:value-type="float">
            <text:p>0.0000000</text:p>
          </table:table-cell>
          <table:table-cell table:formula="of:=[.F21]-[.G21]" office:value-type="float" office:value="6" calcext:value-type="float">
            <text:p>6</text:p>
          </table:table-cell>
          <table:table-cell table:formula="of:=1/(1+[.E21]*[.G21])*1/(1+[.E21])^[.H21]" office:value-type="float" office:value="0.991838288436474" calcext:value-type="float">
            <text:p>0.9918383</text:p>
          </table:table-cell>
          <table:table-cell table:formula="of:=POWER([.I21];-1/[.F21])-1" office:value-type="float" office:value="0.0013668" calcext:value-type="float">
            <text:p>0.0013668</text:p>
          </table:table-cell>
          <table:table-cell office:value-type="float" office:value="0.9918329" calcext:value-type="float">
            <text:p>0.9918329</text:p>
          </table:table-cell>
          <table:table-cell office:value-type="float" office:value="0.0013668" calcext:value-type="float">
            <text:p>0.00136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555" calcext:value-type="float">
            <text:p>2555</text:p>
          </table:table-cell>
          <table:table-cell table:style-name="ce20" table:formula="of:=DATE(2021;12;3+[.C22])" office:value-type="date" office:date-value="2028-12-01" calcext:value-type="date">
            <text:p>2028-12-01</text:p>
          </table:table-cell>
          <table:table-cell office:value-type="float" office:value="0.0024591" calcext:value-type="float">
            <text:p>0.0024591</text:p>
          </table:table-cell>
          <table:table-cell table:formula="of:=[.C22]/365" office:value-type="float" office:value="7" calcext:value-type="float">
            <text:p>7.0000000</text:p>
          </table:table-cell>
          <table:table-cell table:formula="of:=[.F22]-FLOOR([.F22])" office:value-type="float" office:value="0" calcext:value-type="float">
            <text:p>0.0000000</text:p>
          </table:table-cell>
          <table:table-cell table:formula="of:=[.F22]-[.G22]" office:value-type="float" office:value="7" calcext:value-type="float">
            <text:p>7</text:p>
          </table:table-cell>
          <table:table-cell table:formula="of:=1/(1+[.E22]*[.G22])*1/(1+[.E22])^[.H22]" office:value-type="float" office:value="0.982954379346057" calcext:value-type="float">
            <text:p>0.9829544</text:p>
          </table:table-cell>
          <table:table-cell table:formula="of:=POWER([.I22];-1/[.F22])-1" office:value-type="float" office:value="0.00245910000000005" calcext:value-type="float">
            <text:p>0.0024591</text:p>
          </table:table-cell>
          <table:table-cell office:value-type="float" office:value="0.9829335" calcext:value-type="float">
            <text:p>0.9829335</text:p>
          </table:table-cell>
          <table:table-cell office:value-type="float" office:value="0.0024591" calcext:value-type="float">
            <text:p>0.00245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table:style-name="ce20" table:formula="of:=DATE(2021;12;3+[.C23])" office:value-type="date" office:date-value="2029-12-01" calcext:value-type="date">
            <text:p>2029-12-01</text:p>
          </table:table-cell>
          <table:table-cell office:value-type="float" office:value="0.0035795" calcext:value-type="float">
            <text:p>0.0035795</text:p>
          </table:table-cell>
          <table:table-cell table:formula="of:=[.C23]/365" office:value-type="float" office:value="8" calcext:value-type="float">
            <text:p>8.0000000</text:p>
          </table:table-cell>
          <table:table-cell table:formula="of:=[.F23]-FLOOR([.F23])" office:value-type="float" office:value="0" calcext:value-type="float">
            <text:p>0.0000000</text:p>
          </table:table-cell>
          <table:table-cell table:formula="of:=[.F23]-[.G23]" office:value-type="float" office:value="8" calcext:value-type="float">
            <text:p>8</text:p>
          </table:table-cell>
          <table:table-cell table:formula="of:=1/(1+[.E23]*[.G23])*1/(1+[.E23])^[.H23]" office:value-type="float" office:value="0.971819811623921" calcext:value-type="float">
            <text:p>0.9718198</text:p>
          </table:table-cell>
          <table:table-cell table:formula="of:=POWER([.I23];-1/[.F23])-1" office:value-type="float" office:value="0.00357950000000007" calcext:value-type="float">
            <text:p>0.0035795</text:p>
          </table:table-cell>
          <table:table-cell office:value-type="float" office:value="0.9717702" calcext:value-type="float">
            <text:p>0.9717702</text:p>
          </table:table-cell>
          <table:table-cell office:value-type="float" office:value="0.0035795" calcext:value-type="float">
            <text:p>0.00357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285" calcext:value-type="float">
            <text:p>3285</text:p>
          </table:table-cell>
          <table:table-cell table:style-name="ce20" table:formula="of:=DATE(2021;12;3+[.C24])" office:value-type="date" office:date-value="2030-12-01" calcext:value-type="date">
            <text:p>2030-12-01</text:p>
          </table:table-cell>
          <table:table-cell office:value-type="float" office:value="0.0046812" calcext:value-type="float">
            <text:p>0.0046812</text:p>
          </table:table-cell>
          <table:table-cell table:formula="of:=[.C24]/365" office:value-type="float" office:value="9" calcext:value-type="float">
            <text:p>9.0000000</text:p>
          </table:table-cell>
          <table:table-cell table:formula="of:=[.F24]-FLOOR([.F24])" office:value-type="float" office:value="0" calcext:value-type="float">
            <text:p>0.0000000</text:p>
          </table:table-cell>
          <table:table-cell table:formula="of:=[.F24]-[.G24]" office:value-type="float" office:value="9" calcext:value-type="float">
            <text:p>9</text:p>
          </table:table-cell>
          <table:table-cell table:formula="of:=1/(1+[.E24]*[.G24])*1/(1+[.E24])^[.H24]" office:value-type="float" office:value="0.958838622298966" calcext:value-type="float">
            <text:p>0.9588386</text:p>
          </table:table-cell>
          <table:table-cell table:formula="of:=POWER([.I24];-1/[.F24])-1" office:value-type="float" office:value="0.00468120000000005" calcext:value-type="float">
            <text:p>0.0046812</text:p>
          </table:table-cell>
          <table:table-cell office:value-type="float" office:value="0.958744" calcext:value-type="float">
            <text:p>0.9587440</text:p>
          </table:table-cell>
          <table:table-cell office:value-type="float" office:value="0.0046812" calcext:value-type="float">
            <text:p>0.00468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650" calcext:value-type="float">
            <text:p>3650</text:p>
          </table:table-cell>
          <table:table-cell table:style-name="ce20" table:formula="of:=DATE(2021;12;3+[.C25])" office:value-type="date" office:date-value="2031-12-01" calcext:value-type="date">
            <text:p>2031-12-01</text:p>
          </table:table-cell>
          <table:table-cell office:value-type="float" office:value="0.0056606" calcext:value-type="float">
            <text:p>0.0056606</text:p>
          </table:table-cell>
          <table:table-cell table:formula="of:=[.C25]/365" office:value-type="float" office:value="10" calcext:value-type="float">
            <text:p>10.0000000</text:p>
          </table:table-cell>
          <table:table-cell table:formula="of:=[.F25]-FLOOR([.F25])" office:value-type="float" office:value="0" calcext:value-type="float">
            <text:p>0.0000000</text:p>
          </table:table-cell>
          <table:table-cell table:formula="of:=[.F25]-[.G25]" office:value-type="float" office:value="10" calcext:value-type="float">
            <text:p>10</text:p>
          </table:table-cell>
          <table:table-cell table:formula="of:=1/(1+[.E25]*[.G25])*1/(1+[.E25])^[.H25]" office:value-type="float" office:value="0.945117150791681" calcext:value-type="float">
            <text:p>0.9451172</text:p>
          </table:table-cell>
          <table:table-cell table:formula="of:=POWER([.I25];-1/[.F25])-1" office:value-type="float" office:value="0.0056605999999999" calcext:value-type="float">
            <text:p>0.0056606</text:p>
          </table:table-cell>
          <table:table-cell office:value-type="float" office:value="0.9449659" calcext:value-type="float">
            <text:p>0.9449659</text:p>
          </table:table-cell>
          <table:table-cell office:value-type="float" office:value="0.0056606" calcext:value-type="float">
            <text:p>0.0056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4015" calcext:value-type="float">
            <text:p>4015</text:p>
          </table:table-cell>
          <table:table-cell table:style-name="ce20" table:formula="of:=DATE(2021;12;3+[.C26])" office:value-type="date" office:date-value="2032-11-30" calcext:value-type="date">
            <text:p>2032-11-30</text:p>
          </table:table-cell>
          <table:table-cell office:value-type="float" office:value="0.0065243" calcext:value-type="float">
            <text:p>0.0065243</text:p>
          </table:table-cell>
          <table:table-cell table:formula="of:=[.C26]/365" office:value-type="float" office:value="11" calcext:value-type="float">
            <text:p>11.0000000</text:p>
          </table:table-cell>
          <table:table-cell table:formula="of:=[.F26]-FLOOR([.F26])" office:value-type="float" office:value="0" calcext:value-type="float">
            <text:p>0.0000000</text:p>
          </table:table-cell>
          <table:table-cell table:formula="of:=[.F26]-[.G26]" office:value-type="float" office:value="11" calcext:value-type="float">
            <text:p>11</text:p>
          </table:table-cell>
          <table:table-cell table:formula="of:=1/(1+[.E26]*[.G26])*1/(1+[.E26])^[.H26]" office:value-type="float" office:value="0.930964440264206" calcext:value-type="float">
            <text:p>0.9309644</text:p>
          </table:table-cell>
          <table:table-cell table:formula="of:=POWER([.I26];-1/[.F26])-1" office:value-type="float" office:value="0.00652429999999993" calcext:value-type="float">
            <text:p>0.0065243</text:p>
          </table:table-cell>
          <table:table-cell office:value-type="float" office:value="0.9307472" calcext:value-type="float">
            <text:p>0.9307472</text:p>
          </table:table-cell>
          <table:table-cell office:value-type="float" office:value="0.0065243" calcext:value-type="float">
            <text:p>0.00652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4380" calcext:value-type="float">
            <text:p>4380</text:p>
          </table:table-cell>
          <table:table-cell table:style-name="ce20" table:formula="of:=DATE(2021;12;3+[.C27])" office:value-type="date" office:date-value="2033-11-30" calcext:value-type="date">
            <text:p>2033-11-30</text:p>
          </table:table-cell>
          <table:table-cell office:value-type="float" office:value="0.0073844" calcext:value-type="float">
            <text:p>0.0073844</text:p>
          </table:table-cell>
          <table:table-cell table:formula="of:=[.C27]/365" office:value-type="float" office:value="12" calcext:value-type="float">
            <text:p>12.0000000</text:p>
          </table:table-cell>
          <table:table-cell table:formula="of:=[.F27]-FLOOR([.F27])" office:value-type="float" office:value="0" calcext:value-type="float">
            <text:p>0.0000000</text:p>
          </table:table-cell>
          <table:table-cell table:formula="of:=[.F27]-[.G27]" office:value-type="float" office:value="12" calcext:value-type="float">
            <text:p>12</text:p>
          </table:table-cell>
          <table:table-cell table:formula="of:=1/(1+[.E27]*[.G27])*1/(1+[.E27])^[.H27]" office:value-type="float" office:value="0.915497884510075" calcext:value-type="float">
            <text:p>0.9154979</text:p>
          </table:table-cell>
          <table:table-cell table:formula="of:=POWER([.I27];-1/[.F27])-1" office:value-type="float" office:value="0.00738440000000007" calcext:value-type="float">
            <text:p>0.0073844</text:p>
          </table:table-cell>
          <table:table-cell office:value-type="float" office:value="0.9151998" calcext:value-type="float">
            <text:p>0.9151998</text:p>
          </table:table-cell>
          <table:table-cell office:value-type="float" office:value="0.0073844" calcext:value-type="float">
            <text:p>0.00738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4745" calcext:value-type="float">
            <text:p>4745</text:p>
          </table:table-cell>
          <table:table-cell table:style-name="ce20" table:formula="of:=DATE(2021;12;3+[.C28])" office:value-type="date" office:date-value="2034-11-30" calcext:value-type="date">
            <text:p>2034-11-30</text:p>
          </table:table-cell>
          <table:table-cell office:value-type="float" office:value="0.0079789" calcext:value-type="float">
            <text:p>0.0079789</text:p>
          </table:table-cell>
          <table:table-cell table:formula="of:=[.C28]/365" office:value-type="float" office:value="13" calcext:value-type="float">
            <text:p>13.0000000</text:p>
          </table:table-cell>
          <table:table-cell table:formula="of:=[.F28]-FLOOR([.F28])" office:value-type="float" office:value="0" calcext:value-type="float">
            <text:p>0.0000000</text:p>
          </table:table-cell>
          <table:table-cell table:formula="of:=[.F28]-[.G28]" office:value-type="float" office:value="13" calcext:value-type="float">
            <text:p>13</text:p>
          </table:table-cell>
          <table:table-cell table:formula="of:=1/(1+[.E28]*[.G28])*1/(1+[.E28])^[.H28]" office:value-type="float" office:value="0.901843678315785" calcext:value-type="float">
            <text:p>0.9018437</text:p>
          </table:table-cell>
          <table:table-cell table:formula="of:=POWER([.I28];-1/[.F28])-1" office:value-type="float" office:value="0.0079788999999999" calcext:value-type="float">
            <text:p>0.0079789</text:p>
          </table:table-cell>
          <table:table-cell office:value-type="float" office:value="0.9014729" calcext:value-type="float">
            <text:p>0.9014729</text:p>
          </table:table-cell>
          <table:table-cell office:value-type="float" office:value="0.0079789" calcext:value-type="float">
            <text:p>0.00797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5110" calcext:value-type="float">
            <text:p>5110</text:p>
          </table:table-cell>
          <table:table-cell table:style-name="ce20" table:formula="of:=DATE(2021;12;3+[.C29])" office:value-type="date" office:date-value="2035-11-30" calcext:value-type="date">
            <text:p>2035-11-30</text:p>
          </table:table-cell>
          <table:table-cell office:value-type="float" office:value="0.0085678" calcext:value-type="float">
            <text:p>0.0085678</text:p>
          </table:table-cell>
          <table:table-cell table:formula="of:=[.C29]/365" office:value-type="float" office:value="14" calcext:value-type="float">
            <text:p>14.0000000</text:p>
          </table:table-cell>
          <table:table-cell table:formula="of:=[.F29]-FLOOR([.F29])" office:value-type="float" office:value="0" calcext:value-type="float">
            <text:p>0.0000000</text:p>
          </table:table-cell>
          <table:table-cell table:formula="of:=[.F29]-[.G29]" office:value-type="float" office:value="14" calcext:value-type="float">
            <text:p>14</text:p>
          </table:table-cell>
          <table:table-cell table:formula="of:=1/(1+[.E29]*[.G29])*1/(1+[.E29])^[.H29]" office:value-type="float" office:value="0.887418790097192" calcext:value-type="float">
            <text:p>0.8874188</text:p>
          </table:table-cell>
          <table:table-cell table:formula="of:=POWER([.I29];-1/[.F29])-1" office:value-type="float" office:value="0.00856780000000001" calcext:value-type="float">
            <text:p>0.0085678</text:p>
          </table:table-cell>
          <table:table-cell office:value-type="float" office:value="0.8869656" calcext:value-type="float">
            <text:p>0.8869656</text:p>
          </table:table-cell>
          <table:table-cell office:value-type="float" office:value="0.0085678" calcext:value-type="float">
            <text:p>0.00856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5475" calcext:value-type="float">
            <text:p>5475</text:p>
          </table:table-cell>
          <table:table-cell table:style-name="ce20" table:formula="of:=DATE(2021;12;3+[.C30])" office:value-type="date" office:date-value="2036-11-29" calcext:value-type="date">
            <text:p>2036-11-29</text:p>
          </table:table-cell>
          <table:table-cell office:value-type="float" office:value="0.0091564" calcext:value-type="float">
            <text:p>0.0091564</text:p>
          </table:table-cell>
          <table:table-cell table:formula="of:=[.C30]/365" office:value-type="float" office:value="15" calcext:value-type="float">
            <text:p>15.0000000</text:p>
          </table:table-cell>
          <table:table-cell table:formula="of:=[.F30]-FLOOR([.F30])" office:value-type="float" office:value="0" calcext:value-type="float">
            <text:p>0.0000000</text:p>
          </table:table-cell>
          <table:table-cell table:formula="of:=[.F30]-[.G30]" office:value-type="float" office:value="15" calcext:value-type="float">
            <text:p>15</text:p>
          </table:table-cell>
          <table:table-cell table:formula="of:=1/(1+[.E30]*[.G30])*1/(1+[.E30])^[.H30]" office:value-type="float" office:value="0.872213526924539" calcext:value-type="float">
            <text:p>0.8722135</text:p>
          </table:table-cell>
          <table:table-cell table:formula="of:=POWER([.I30];-1/[.F30])-1" office:value-type="float" office:value="0.00915639999999995" calcext:value-type="float">
            <text:p>0.0091564</text:p>
          </table:table-cell>
          <table:table-cell office:value-type="float" office:value="0.8716689" calcext:value-type="float">
            <text:p>0.8716689</text:p>
          </table:table-cell>
          <table:table-cell office:value-type="float" office:value="0.0091564" calcext:value-type="float">
            <text:p>0.00915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5840" calcext:value-type="float">
            <text:p>5840</text:p>
          </table:table-cell>
          <table:table-cell table:style-name="ce20" table:formula="of:=DATE(2021;12;3+[.C31])" office:value-type="date" office:date-value="2037-11-29" calcext:value-type="date">
            <text:p>2037-11-29</text:p>
          </table:table-cell>
          <table:table-cell office:value-type="float" office:value="0.0094329" calcext:value-type="float">
            <text:p>0.0094329</text:p>
          </table:table-cell>
          <table:table-cell table:formula="of:=[.C31]/365" office:value-type="float" office:value="16" calcext:value-type="float">
            <text:p>16.0000000</text:p>
          </table:table-cell>
          <table:table-cell table:formula="of:=[.F31]-FLOOR([.F31])" office:value-type="float" office:value="0" calcext:value-type="float">
            <text:p>0.0000000</text:p>
          </table:table-cell>
          <table:table-cell table:formula="of:=[.F31]-[.G31]" office:value-type="float" office:value="16" calcext:value-type="float">
            <text:p>16</text:p>
          </table:table-cell>
          <table:table-cell table:formula="of:=1/(1+[.E31]*[.G31])*1/(1+[.E31])^[.H31]" office:value-type="float" office:value="0.860519494956026" calcext:value-type="float">
            <text:p>0.8605195</text:p>
          </table:table-cell>
          <table:table-cell table:formula="of:=POWER([.I31];-1/[.F31])-1" office:value-type="float" office:value="0.00943289999999997" calcext:value-type="float">
            <text:p>0.0094329</text:p>
          </table:table-cell>
          <table:table-cell office:value-type="float" office:value="0.8599112" calcext:value-type="float">
            <text:p>0.8599112</text:p>
          </table:table-cell>
          <table:table-cell office:value-type="float" office:value="0.0094329" calcext:value-type="float">
            <text:p>0.00943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205" calcext:value-type="float">
            <text:p>6205</text:p>
          </table:table-cell>
          <table:table-cell table:style-name="ce20" table:formula="of:=DATE(2021;12;3+[.C32])" office:value-type="date" office:date-value="2038-11-29" calcext:value-type="date">
            <text:p>2038-11-29</text:p>
          </table:table-cell>
          <table:table-cell office:value-type="float" office:value="0.0097032" calcext:value-type="float">
            <text:p>0.0097032</text:p>
          </table:table-cell>
          <table:table-cell table:formula="of:=[.C32]/365" office:value-type="float" office:value="17" calcext:value-type="float">
            <text:p>17.0000000</text:p>
          </table:table-cell>
          <table:table-cell table:formula="of:=[.F32]-FLOOR([.F32])" office:value-type="float" office:value="0" calcext:value-type="float">
            <text:p>0.0000000</text:p>
          </table:table-cell>
          <table:table-cell table:formula="of:=[.F32]-[.G32]" office:value-type="float" office:value="17" calcext:value-type="float">
            <text:p>17</text:p>
          </table:table-cell>
          <table:table-cell table:formula="of:=1/(1+[.E32]*[.G32])*1/(1+[.E32])^[.H32]" office:value-type="float" office:value="0.848606873205503" calcext:value-type="float">
            <text:p>0.8486069</text:p>
          </table:table-cell>
          <table:table-cell table:formula="of:=POWER([.I32];-1/[.F32])-1" office:value-type="float" office:value="0.00970319999999991" calcext:value-type="float">
            <text:p>0.0097032</text:p>
          </table:table-cell>
          <table:table-cell office:value-type="float" office:value="0.8479321" calcext:value-type="float">
            <text:p>0.8479321</text:p>
          </table:table-cell>
          <table:table-cell office:value-type="float" office:value="0.0097032" calcext:value-type="float">
            <text:p>0.0097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570" calcext:value-type="float">
            <text:p>6570</text:p>
          </table:table-cell>
          <table:table-cell table:style-name="ce20" table:formula="of:=DATE(2021;12;3+[.C33])" office:value-type="date" office:date-value="2039-11-29" calcext:value-type="date">
            <text:p>2039-11-29</text:p>
          </table:table-cell>
          <table:table-cell office:value-type="float" office:value="0.0099735" calcext:value-type="float">
            <text:p>0.0099735</text:p>
          </table:table-cell>
          <table:table-cell table:formula="of:=[.C33]/365" office:value-type="float" office:value="18" calcext:value-type="float">
            <text:p>18.0000000</text:p>
          </table:table-cell>
          <table:table-cell table:formula="of:=[.F33]-FLOOR([.F33])" office:value-type="float" office:value="0" calcext:value-type="float">
            <text:p>0.0000000</text:p>
          </table:table-cell>
          <table:table-cell table:formula="of:=[.F33]-[.G33]" office:value-type="float" office:value="18" calcext:value-type="float">
            <text:p>18</text:p>
          </table:table-cell>
          <table:table-cell table:formula="of:=1/(1+[.E33]*[.G33])*1/(1+[.E33])^[.H33]" office:value-type="float" office:value="0.836412244562558" calcext:value-type="float">
            <text:p>0.8364122</text:p>
          </table:table-cell>
          <table:table-cell table:formula="of:=POWER([.I33];-1/[.F33])-1" office:value-type="float" office:value="0.00997350000000008" calcext:value-type="float">
            <text:p>0.0099735</text:p>
          </table:table-cell>
          <table:table-cell office:value-type="float" office:value="0.8356689" calcext:value-type="float">
            <text:p>0.8356689</text:p>
          </table:table-cell>
          <table:table-cell office:value-type="float" office:value="0.0099735" calcext:value-type="float">
            <text:p>0.00997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935" calcext:value-type="float">
            <text:p>6935</text:p>
          </table:table-cell>
          <table:table-cell table:style-name="ce20" table:formula="of:=DATE(2021;12;3+[.C34])" office:value-type="date" office:date-value="2040-11-28" calcext:value-type="date">
            <text:p>2040-11-28</text:p>
          </table:table-cell>
          <table:table-cell office:value-type="float" office:value="0.0102437" calcext:value-type="float">
            <text:p>0.0102437</text:p>
          </table:table-cell>
          <table:table-cell table:formula="of:=[.C34]/365" office:value-type="float" office:value="19" calcext:value-type="float">
            <text:p>19.0000000</text:p>
          </table:table-cell>
          <table:table-cell table:formula="of:=[.F34]-FLOOR([.F34])" office:value-type="float" office:value="0" calcext:value-type="float">
            <text:p>0.0000000</text:p>
          </table:table-cell>
          <table:table-cell table:formula="of:=[.F34]-[.G34]" office:value-type="float" office:value="19" calcext:value-type="float">
            <text:p>19</text:p>
          </table:table-cell>
          <table:table-cell table:formula="of:=1/(1+[.E34]*[.G34])*1/(1+[.E34])^[.H34]" office:value-type="float" office:value="0.823954319046608" calcext:value-type="float">
            <text:p>0.8239543</text:p>
          </table:table-cell>
          <table:table-cell table:formula="of:=POWER([.I34];-1/[.F34])-1" office:value-type="float" office:value="0.0102437" calcext:value-type="float">
            <text:p>0.0102437</text:p>
          </table:table-cell>
          <table:table-cell office:value-type="float" office:value="0.8231392" calcext:value-type="float">
            <text:p>0.8231392</text:p>
          </table:table-cell>
          <table:table-cell office:value-type="float" office:value="0.0102437" calcext:value-type="float">
            <text:p>0.01024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table:style-name="ce20" table:formula="of:=DATE(2021;12;3+[.C35])" office:value-type="date" office:date-value="2041-11-28" calcext:value-type="date">
            <text:p>2041-11-28</text:p>
          </table:table-cell>
          <table:table-cell office:value-type="float" office:value="0.0105138" calcext:value-type="float">
            <text:p>0.0105138</text:p>
          </table:table-cell>
          <table:table-cell table:formula="of:=[.C35]/365" office:value-type="float" office:value="20" calcext:value-type="float">
            <text:p>20.0000000</text:p>
          </table:table-cell>
          <table:table-cell table:formula="of:=[.F35]-FLOOR([.F35])" office:value-type="float" office:value="0" calcext:value-type="float">
            <text:p>0.0000000</text:p>
          </table:table-cell>
          <table:table-cell table:formula="of:=[.F35]-[.G35]" office:value-type="float" office:value="20" calcext:value-type="float">
            <text:p>20</text:p>
          </table:table-cell>
          <table:table-cell table:formula="of:=1/(1+[.E35]*[.G35])*1/(1+[.E35])^[.H35]" office:value-type="float" office:value="0.81125058692763" calcext:value-type="float">
            <text:p>0.8112506</text:p>
          </table:table-cell>
          <table:table-cell table:formula="of:=POWER([.I35];-1/[.F35])-1" office:value-type="float" office:value="0.0105138" calcext:value-type="float">
            <text:p>0.0105138</text:p>
          </table:table-cell>
          <table:table-cell office:value-type="float" office:value="0.8103606" calcext:value-type="float">
            <text:p>0.8103606</text:p>
          </table:table-cell>
          <table:table-cell office:value-type="float" office:value="0.0105138" calcext:value-type="float">
            <text:p>0.01051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7665" calcext:value-type="float">
            <text:p>7665</text:p>
          </table:table-cell>
          <table:table-cell table:style-name="ce20" table:formula="of:=DATE(2021;12;3+[.C36])" office:value-type="date" office:date-value="2042-11-28" calcext:value-type="date">
            <text:p>2042-11-28</text:p>
          </table:table-cell>
          <table:table-cell office:value-type="float" office:value="0.0105719" calcext:value-type="float">
            <text:p>0.0105719</text:p>
          </table:table-cell>
          <table:table-cell table:formula="of:=[.C36]/365" office:value-type="float" office:value="21" calcext:value-type="float">
            <text:p>21.0000000</text:p>
          </table:table-cell>
          <table:table-cell table:formula="of:=[.F36]-FLOOR([.F36])" office:value-type="float" office:value="0" calcext:value-type="float">
            <text:p>0.0000000</text:p>
          </table:table-cell>
          <table:table-cell table:formula="of:=[.F36]-[.G36]" office:value-type="float" office:value="21" calcext:value-type="float">
            <text:p>21</text:p>
          </table:table-cell>
          <table:table-cell table:formula="of:=1/(1+[.E36]*[.G36])*1/(1+[.E36])^[.H36]" office:value-type="float" office:value="0.801841298615143" calcext:value-type="float">
            <text:p>0.8018413</text:p>
          </table:table-cell>
          <table:table-cell table:formula="of:=POWER([.I36];-1/[.F36])-1" office:value-type="float" office:value="0.0105719" calcext:value-type="float">
            <text:p>0.0105719</text:p>
          </table:table-cell>
          <table:table-cell office:value-type="float" office:value="0.8009074" calcext:value-type="float">
            <text:p>0.8009074</text:p>
          </table:table-cell>
          <table:table-cell office:value-type="float" office:value="0.0105719" calcext:value-type="float">
            <text:p>0.01057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8030" calcext:value-type="float">
            <text:p>8030</text:p>
          </table:table-cell>
          <table:table-cell table:style-name="ce20" table:formula="of:=DATE(2021;12;3+[.C37])" office:value-type="date" office:date-value="2043-11-28" calcext:value-type="date">
            <text:p>2043-11-28</text:p>
          </table:table-cell>
          <table:table-cell office:value-type="float" office:value="0.0106246" calcext:value-type="float">
            <text:p>0.0106246</text:p>
          </table:table-cell>
          <table:table-cell table:formula="of:=[.C37]/365" office:value-type="float" office:value="22" calcext:value-type="float">
            <text:p>22.0000000</text:p>
          </table:table-cell>
          <table:table-cell table:formula="of:=[.F37]-FLOOR([.F37])" office:value-type="float" office:value="0" calcext:value-type="float">
            <text:p>0.0000000</text:p>
          </table:table-cell>
          <table:table-cell table:formula="of:=[.F37]-[.G37]" office:value-type="float" office:value="22" calcext:value-type="float">
            <text:p>22</text:p>
          </table:table-cell>
          <table:table-cell table:formula="of:=1/(1+[.E37]*[.G37])*1/(1+[.E37])^[.H37]" office:value-type="float" office:value="0.792543232872256" calcext:value-type="float">
            <text:p>0.7925432</text:p>
          </table:table-cell>
          <table:table-cell table:formula="of:=POWER([.I37];-1/[.F37])-1" office:value-type="float" office:value="0.0106246000000001" calcext:value-type="float">
            <text:p>0.0106246</text:p>
          </table:table-cell>
          <table:table-cell office:value-type="float" office:value="0.7915658" calcext:value-type="float">
            <text:p>0.7915658</text:p>
          </table:table-cell>
          <table:table-cell office:value-type="float" office:value="0.0106246" calcext:value-type="float">
            <text:p>0.0106246</text:p>
          </table:table-cell>
          <table:table-cell table:number-columns-repeated="3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style-name="ce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8395" calcext:value-type="float">
            <text:p>8395</text:p>
          </table:table-cell>
          <table:table-cell table:style-name="ce20" table:formula="of:=DATE(2021;12;3+[.C38])" office:value-type="date" office:date-value="2044-11-27" calcext:value-type="date">
            <text:p>2044-11-27</text:p>
          </table:table-cell>
          <table:table-cell office:value-type="float" office:value="0.0106774" calcext:value-type="float">
            <text:p>0.0106774</text:p>
          </table:table-cell>
          <table:table-cell table:formula="of:=[.C38]/365" office:value-type="float" office:value="23" calcext:value-type="float">
            <text:p>23.0000000</text:p>
          </table:table-cell>
          <table:table-cell table:formula="of:=[.F38]-FLOOR([.F38])" office:value-type="float" office:value="0" calcext:value-type="float">
            <text:p>0.0000000</text:p>
          </table:table-cell>
          <table:table-cell table:formula="of:=[.F38]-[.G38]" office:value-type="float" office:value="23" calcext:value-type="float">
            <text:p>23</text:p>
          </table:table-cell>
          <table:table-cell table:formula="of:=1/(1+[.E38]*[.G38])*1/(1+[.E38])^[.H38]" office:value-type="float" office:value="0.783269557727848" calcext:value-type="float">
            <text:p>0.7832696</text:p>
          </table:table-cell>
          <table:table-cell table:formula="of:=POWER([.I38];-1/[.F38])-1" office:value-type="float" office:value="0.0106774000000001" calcext:value-type="float">
            <text:p>0.0106774</text:p>
          </table:table-cell>
          <table:table-cell office:value-type="float" office:value="0.7822507" calcext:value-type="float">
            <text:p>0.7822507</text:p>
          </table:table-cell>
          <table:table-cell office:value-type="float" office:value="0.0106774" calcext:value-type="float">
            <text:p>0.01067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8760" calcext:value-type="float">
            <text:p>8760</text:p>
          </table:table-cell>
          <table:table-cell table:style-name="ce20" table:formula="of:=DATE(2021;12;3+[.C39])" office:value-type="date" office:date-value="2045-11-27" calcext:value-type="date">
            <text:p>2045-11-27</text:p>
          </table:table-cell>
          <table:table-cell office:value-type="float" office:value="0.0107301" calcext:value-type="float">
            <text:p>0.0107301</text:p>
          </table:table-cell>
          <table:table-cell table:formula="of:=[.C39]/365" office:value-type="float" office:value="24" calcext:value-type="float">
            <text:p>24.0000000</text:p>
          </table:table-cell>
          <table:table-cell table:formula="of:=[.F39]-FLOOR([.F39])" office:value-type="float" office:value="0" calcext:value-type="float">
            <text:p>0.0000000</text:p>
          </table:table-cell>
          <table:table-cell table:formula="of:=[.F39]-[.G39]" office:value-type="float" office:value="24" calcext:value-type="float">
            <text:p>24</text:p>
          </table:table-cell>
          <table:table-cell table:formula="of:=1/(1+[.E39]*[.G39])*1/(1+[.E39])^[.H39]" office:value-type="float" office:value="0.774025404273263" calcext:value-type="float">
            <text:p>0.7740254</text:p>
          </table:table-cell>
          <table:table-cell table:formula="of:=POWER([.I39];-1/[.F39])-1" office:value-type="float" office:value="0.0107301" calcext:value-type="float">
            <text:p>0.0107301</text:p>
          </table:table-cell>
          <table:table-cell office:value-type="float" office:value="0.7729638" calcext:value-type="float">
            <text:p>0.7729638</text:p>
          </table:table-cell>
          <table:table-cell office:value-type="float" office:value="0.0107301" calcext:value-type="float">
            <text:p>0.01073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9125" calcext:value-type="float">
            <text:p>9125</text:p>
          </table:table-cell>
          <table:table-cell table:style-name="ce20" table:formula="of:=DATE(2021;12;3+[.C40])" office:value-type="date" office:date-value="2046-11-27" calcext:value-type="date">
            <text:p>2046-11-27</text:p>
          </table:table-cell>
          <table:table-cell office:value-type="float" office:value="0.0107829" calcext:value-type="float">
            <text:p>0.0107829</text:p>
          </table:table-cell>
          <table:table-cell table:formula="of:=[.C40]/365" office:value-type="float" office:value="25" calcext:value-type="float">
            <text:p>25.0000000</text:p>
          </table:table-cell>
          <table:table-cell table:formula="of:=[.F40]-FLOOR([.F40])" office:value-type="float" office:value="0" calcext:value-type="float">
            <text:p>0.0000000</text:p>
          </table:table-cell>
          <table:table-cell table:formula="of:=[.F40]-[.G40]" office:value-type="float" office:value="25" calcext:value-type="float">
            <text:p>25</text:p>
          </table:table-cell>
          <table:table-cell table:formula="of:=1/(1+[.E40]*[.G40])*1/(1+[.E40])^[.H40]" office:value-type="float" office:value="0.764808749251682" calcext:value-type="float">
            <text:p>0.7648087</text:p>
          </table:table-cell>
          <table:table-cell table:formula="of:=POWER([.I40];-1/[.F40])-1" office:value-type="float" office:value="0.0107828999999999" calcext:value-type="float">
            <text:p>0.0107829</text:p>
          </table:table-cell>
          <table:table-cell office:value-type="float" office:value="0.7637066" calcext:value-type="float">
            <text:p>0.7637066</text:p>
          </table:table-cell>
          <table:table-cell office:value-type="float" office:value="0.0107829" calcext:value-type="float">
            <text:p>0.01078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0950" calcext:value-type="float">
            <text:p>10950</text:p>
          </table:table-cell>
          <table:table-cell table:style-name="ce20" table:formula="of:=DATE(2021;12;3+[.C41])" office:value-type="date" office:date-value="2051-11-26" calcext:value-type="date">
            <text:p>2051-11-26</text:p>
          </table:table-cell>
          <table:table-cell office:value-type="float" office:value="0.0107337" calcext:value-type="float">
            <text:p>0.0107337</text:p>
          </table:table-cell>
          <table:table-cell table:formula="of:=[.C41]/365" office:value-type="float" office:value="30" calcext:value-type="float">
            <text:p>30.0000000</text:p>
          </table:table-cell>
          <table:table-cell table:formula="of:=[.F41]-FLOOR([.F41])" office:value-type="float" office:value="0" calcext:value-type="float">
            <text:p>0.0000000</text:p>
          </table:table-cell>
          <table:table-cell table:formula="of:=[.F41]-[.G41]" office:value-type="float" office:value="30" calcext:value-type="float">
            <text:p>30</text:p>
          </table:table-cell>
          <table:table-cell table:formula="of:=1/(1+[.E41]*[.G41])*1/(1+[.E41])^[.H41]" office:value-type="float" office:value="0.725934794374435" calcext:value-type="float">
            <text:p>0.7259348</text:p>
          </table:table-cell>
          <table:table-cell table:formula="of:=POWER([.I41];-1/[.F41])-1" office:value-type="float" office:value="0.0107337000000001" calcext:value-type="float">
            <text:p>0.0107337</text:p>
          </table:table-cell>
          <table:table-cell office:value-type="float" office:value="0.7246902" calcext:value-type="float">
            <text:p>0.7246902</text:p>
          </table:table-cell>
          <table:table-cell office:value-type="float" office:value="0.0107337" calcext:value-type="float">
            <text:p>0.01073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2775" calcext:value-type="float">
            <text:p>12775</text:p>
          </table:table-cell>
          <table:table-cell table:style-name="ce20" table:formula="of:=DATE(2021;12;3+[.C42])" office:value-type="date" office:date-value="2056-11-24" calcext:value-type="date">
            <text:p>2056-11-24</text:p>
          </table:table-cell>
          <table:table-cell office:value-type="float" office:value="0.0104457" calcext:value-type="float">
            <text:p>0.0104457</text:p>
          </table:table-cell>
          <table:table-cell table:formula="of:=[.C42]/365" office:value-type="float" office:value="35" calcext:value-type="float">
            <text:p>35.0000000</text:p>
          </table:table-cell>
          <table:table-cell table:formula="of:=[.F42]-FLOOR([.F42])" office:value-type="float" office:value="0" calcext:value-type="float">
            <text:p>0.0000000</text:p>
          </table:table-cell>
          <table:table-cell table:formula="of:=[.F42]-[.G42]" office:value-type="float" office:value="35" calcext:value-type="float">
            <text:p>35</text:p>
          </table:table-cell>
          <table:table-cell table:formula="of:=1/(1+[.E42]*[.G42])*1/(1+[.E42])^[.H42]" office:value-type="float" office:value="0.695097453407395" calcext:value-type="float">
            <text:p>0.6950975</text:p>
          </table:table-cell>
          <table:table-cell table:formula="of:=POWER([.I42];-1/[.F42])-1" office:value-type="float" office:value="0.0104457" calcext:value-type="float">
            <text:p>0.0104457</text:p>
          </table:table-cell>
          <table:table-cell office:value-type="float" office:value="0.6937814" calcext:value-type="float">
            <text:p>0.6937814</text:p>
          </table:table-cell>
          <table:table-cell office:value-type="float" office:value="0.0104457" calcext:value-type="float">
            <text:p>0.01044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4600" calcext:value-type="float">
            <text:p>14600</text:p>
          </table:table-cell>
          <table:table-cell table:style-name="ce20" table:formula="of:=DATE(2021;12;3+[.C43])" office:value-type="date" office:date-value="2061-11-23" calcext:value-type="date">
            <text:p>2061-11-23</text:p>
          </table:table-cell>
          <table:table-cell office:value-type="float" office:value="0.0101561" calcext:value-type="float">
            <text:p>0.0101561</text:p>
          </table:table-cell>
          <table:table-cell table:formula="of:=[.C43]/365" office:value-type="float" office:value="40" calcext:value-type="float">
            <text:p>40.0000000</text:p>
          </table:table-cell>
          <table:table-cell table:formula="of:=[.F43]-FLOOR([.F43])" office:value-type="float" office:value="0" calcext:value-type="float">
            <text:p>0.0000000</text:p>
          </table:table-cell>
          <table:table-cell table:formula="of:=[.F43]-[.G43]" office:value-type="float" office:value="40" calcext:value-type="float">
            <text:p>40</text:p>
          </table:table-cell>
          <table:table-cell table:formula="of:=1/(1+[.E43]*[.G43])*1/(1+[.E43])^[.H43]" office:value-type="float" office:value="0.667513986978632" calcext:value-type="float">
            <text:p>0.6675140</text:p>
          </table:table-cell>
          <table:table-cell table:formula="of:=POWER([.I43];-1/[.F43])-1" office:value-type="float" office:value="0.0101560999999999" calcext:value-type="float">
            <text:p>0.0101561</text:p>
          </table:table-cell>
          <table:table-cell office:value-type="float" office:value="0.6661473" calcext:value-type="float">
            <text:p>0.6661473</text:p>
          </table:table-cell>
          <table:table-cell office:value-type="float" office:value="0.0101561" calcext:value-type="float">
            <text:p>0.01015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6425" calcext:value-type="float">
            <text:p>16425</text:p>
          </table:table-cell>
          <table:table-cell table:style-name="ce20" table:formula="of:=DATE(2021;12;3+[.C44])" office:value-type="date" office:date-value="2066-11-22" calcext:value-type="date">
            <text:p>2066-11-22</text:p>
          </table:table-cell>
          <table:table-cell office:value-type="float" office:value="0.0098665" calcext:value-type="float">
            <text:p>0.0098665</text:p>
          </table:table-cell>
          <table:table-cell table:formula="of:=[.C44]/365" office:value-type="float" office:value="45" calcext:value-type="float">
            <text:p>45.0000000</text:p>
          </table:table-cell>
          <table:table-cell table:formula="of:=[.F44]-FLOOR([.F44])" office:value-type="float" office:value="0" calcext:value-type="float">
            <text:p>0.0000000</text:p>
          </table:table-cell>
          <table:table-cell table:formula="of:=[.F44]-[.G44]" office:value-type="float" office:value="45" calcext:value-type="float">
            <text:p>45</text:p>
          </table:table-cell>
          <table:table-cell table:formula="of:=1/(1+[.E44]*[.G44])*1/(1+[.E44])^[.H44]" office:value-type="float" office:value="0.642867606613861" calcext:value-type="float">
            <text:p>0.6428676</text:p>
          </table:table-cell>
          <table:table-cell table:formula="of:=POWER([.I44];-1/[.F44])-1" office:value-type="float" office:value="0.0098665" calcext:value-type="float">
            <text:p>0.0098665</text:p>
          </table:table-cell>
          <table:table-cell office:value-type="float" office:value="0.641471" calcext:value-type="float">
            <text:p>0.6414710</text:p>
          </table:table-cell>
          <table:table-cell office:value-type="float" office:value="0.0098665" calcext:value-type="float">
            <text:p>0.00986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8250" calcext:value-type="float">
            <text:p>18250</text:p>
          </table:table-cell>
          <table:table-cell table:style-name="ce20" table:formula="of:=DATE(2021;12;3+[.C45])" office:value-type="date" office:date-value="2071-11-21" calcext:value-type="date">
            <text:p>2071-11-21</text:p>
          </table:table-cell>
          <table:table-cell office:value-type="float" office:value="0.0095767" calcext:value-type="float">
            <text:p>0.0095767</text:p>
          </table:table-cell>
          <table:table-cell table:formula="of:=[.C45]/365" office:value-type="float" office:value="50" calcext:value-type="float">
            <text:p>50.0000000</text:p>
          </table:table-cell>
          <table:table-cell table:formula="of:=[.F45]-FLOOR([.F45])" office:value-type="float" office:value="0" calcext:value-type="float">
            <text:p>0.0000000</text:p>
          </table:table-cell>
          <table:table-cell table:formula="of:=[.F45]-[.G45]" office:value-type="float" office:value="50" calcext:value-type="float">
            <text:p>50</text:p>
          </table:table-cell>
          <table:table-cell table:formula="of:=1/(1+[.E45]*[.G45])*1/(1+[.E45])^[.H45]" office:value-type="float" office:value="0.620917718274925" calcext:value-type="float">
            <text:p>0.6209177</text:p>
          </table:table-cell>
          <table:table-cell table:formula="of:=POWER([.I45];-1/[.F45])-1" office:value-type="float" office:value="0.00957669999999999" calcext:value-type="float">
            <text:p>0.0095767</text:p>
          </table:table-cell>
          <table:table-cell office:value-type="float" office:value="0.6195032" calcext:value-type="float">
            <text:p>0.6195032</text:p>
          </table:table-cell>
          <table:table-cell office:value-type="float" office:value="0.0095767" calcext:value-type="float">
            <text:p>0.009576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13" calcext:value-type="float">
            <text:p>913</text:p>
          </table:table-cell>
          <table:table-cell table:style-name="ce21" table:formula="of:=DATE(2021;12;3+[.C47])" office:value-type="date" office:date-value="2024-06-03" calcext:value-type="date">
            <text:p>2024-06-03</text:p>
          </table:table-cell>
          <table:table-cell table:style-name="ce13" table:formula="of:=[.E17]+([.E18]-[.E17])/([.C18]-[.C17])*([.C47]-[.C17])" office:value-type="float" office:value="-0.00132349397260274" calcext:value-type="float">
            <text:p>-0.0013235</text:p>
          </table:table-cell>
          <table:table-cell table:style-name="ce13" table:formula="of:=[.C47]/365" office:value-type="float" office:value="2.5013698630137" calcext:value-type="float">
            <text:p>2.5013699</text:p>
          </table:table-cell>
          <table:table-cell table:style-name="ce13" table:formula="of:=[.F47]-FLOOR([.F47])" office:value-type="float" office:value="0.501369863013699" calcext:value-type="float">
            <text:p>0.5013699</text:p>
          </table:table-cell>
          <table:table-cell table:style-name="ce15" table:formula="of:=[.F47]-[.G47]" office:value-type="float" office:value="2" calcext:value-type="float">
            <text:p>2</text:p>
          </table:table-cell>
          <table:table-cell table:style-name="ce17" table:formula="of:=1/(1+[.E47]*[.G47])*1/(1+[.E47])^[.H47]" office:value-type="float" office:value="1.00331801383555" calcext:value-type="float">
            <text:p>1.0033180</text:p>
          </table:table-cell>
          <table:table-cell table:style-name="ce17" table:formula="of:=POWER([.I47];-1/[.F47])-1" office:value-type="float" office:value="-0.00132340643931828" calcext:value-type="float">
            <text:p>-0.0013234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fwd rate</text:p>
          </table:table-cell>
          <table:table-cell table:style-name="ce1" office:value-type="string" calcext:value-type="string">
            <text:p>check</text:p>
          </table:table-cell>
          <table:table-cell table:style-name="ce1"/>
          <table:table-cell table:number-columns-repeated="1020"/>
        </table:table-row>
        <table:table-row table:style-name="ro1">
          <table:table-cell office:value-type="string" calcext:value-type="string">
            <text:p>182D – 365D</text:p>
          </table:table-cell>
          <table:table-cell table:style-name="ce4" table:formula="of:=([.I9]/[.I15]-1)/([.F15]-[.F9])" office:value-type="float" office:value="0.000972295102558395" calcext:value-type="float">
            <text:p>0.0009723</text:p>
          </table:table-cell>
          <table:table-cell table:style-name="ce4" table:formula="of:=(1+[.B52]*([.F15]-[.F9]))*[.I15]/[.I9]" office:value-type="float" office:value="1" calcext:value-type="float">
            <text:p>1.0000000</text:p>
          </table:table-cell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365D – 549D</text:p>
          </table:table-cell>
          <table:table-cell table:style-name="ce4" table:formula="of:=([.I15]/[.I16]-1)/([.F16]-[.F15])" office:value-type="float" office:value="-0.00365675965776489" calcext:value-type="float">
            <text:p>-0.0036568</text:p>
          </table:table-cell>
          <table:table-cell table:style-name="ce4" table:formula="of:=(1+[.B53]*([.F16]-[.F15]))*[.I16]/[.I15]" office:value-type="float" office:value="1" calcext:value-type="float">
            <text:p>1.0000000</text:p>
          </table:table-cell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549D – 730D</text:p>
          </table:table-cell>
          <table:table-cell table:style-name="ce4" table:formula="of:=([.I16]/[.I17]-1)/([.F17]-[.F16])" office:value-type="float" office:value="-0.00141303789556101" calcext:value-type="float">
            <text:p>-0.0014130</text:p>
          </table:table-cell>
          <table:table-cell table:style-name="ce4" table:formula="of:=(1+[.B54]*([.F17]-[.F16]))*[.I17]/[.I16]" office:value-type="float" office:value="1" calcext:value-type="float">
            <text:p>1.0000000</text:p>
          </table:table-cell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730D – 913D</text:p>
          </table:table-cell>
          <table:table-cell table:style-name="ce4" table:formula="of:=([.I17]/[.I47]-1)/([.F47]-[.F17])" office:value-type="float" office:value="-0.0005840000632433" calcext:value-type="float">
            <text:p>-0.0005840</text:p>
          </table:table-cell>
          <table:table-cell table:style-name="ce4" table:formula="of:=(1+[.B55]*([.F47]-[.F17]))*[.I47]/[.I17]" office:value-type="float" office:value="1" calcext:value-type="float">
            <text:p>1.0000000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 Ra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eriod</text:p>
          </table:table-cell>
          <table:table-cell table:style-name="ce14" office:value-type="string" calcext:value-type="string">
            <text:p>year_frac</text:p>
          </table:table-cell>
          <table:table-cell table:style-name="ce14" office:value-type="string" calcext:value-type="string">
            <text:p>nominal</text:p>
          </table:table-cell>
          <table:table-cell table:style-name="ce14"/>
          <table:table-cell table:style-name="ce1" office:value-type="string" calcext:value-type="string">
            <text:p>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82D</text:p>
          </table:table-cell>
          <table:table-cell table:style-name="ce4" table:formula="of:=[.F9]" office:value-type="float" office:value="0.498630136986301" calcext:value-type="float">
            <text:p>0.4986301</text:p>
          </table:table-cell>
          <table:table-cell table:style-name="ce16" office:value-type="float" office:value="100" calcext:value-type="float">
            <text:p>100.000</text:p>
          </table:table-cell>
          <table:table-cell table:style-name="ce16"/>
          <table:table-cell table:formula="of:=[.I9]" office:value-type="float" office:value="1.00096143470171" calcext:value-type="float">
            <text:p>1.00096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65D</text:p>
          </table:table-cell>
          <table:table-cell table:style-name="ce4" table:formula="of:=[.F15]" office:value-type="float" office:value="1" calcext:value-type="float">
            <text:p>1.0000000</text:p>
          </table:table-cell>
          <table:table-cell table:style-name="ce16" office:value-type="float" office:value="100" calcext:value-type="float">
            <text:p>100.000</text:p>
          </table:table-cell>
          <table:table-cell table:style-name="ce16"/>
          <table:table-cell table:formula="of:=[.I15]" office:value-type="float" office:value="1.00047372430846" calcext:value-type="float">
            <text:p>1.00047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49D</text:p>
          </table:table-cell>
          <table:table-cell table:style-name="ce4" table:formula="of:=[.F16]" office:value-type="float" office:value="1.5041095890411" calcext:value-type="float">
            <text:p>1.5041096</text:p>
          </table:table-cell>
          <table:table-cell table:style-name="ce16" office:value-type="float" office:value="100" calcext:value-type="float">
            <text:p>100.000</text:p>
          </table:table-cell>
          <table:table-cell table:style-name="ce16"/>
          <table:table-cell table:formula="of:=[.I16]" office:value-type="float" office:value="1.00232141122387" calcext:value-type="float">
            <text:p>1.0023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30D</text:p>
          </table:table-cell>
          <table:table-cell table:style-name="ce4" table:formula="of:=[.F17]" office:value-type="float" office:value="2" calcext:value-type="float">
            <text:p>2.0000000</text:p>
          </table:table-cell>
          <table:table-cell table:style-name="ce16" office:value-type="float" office:value="100" calcext:value-type="float">
            <text:p>100.000</text:p>
          </table:table-cell>
          <table:table-cell table:style-name="ce16"/>
          <table:table-cell table:formula="of:=[.I17]" office:value-type="float" office:value="1.00302424228929" calcext:value-type="float">
            <text:p>1.003024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ar rate</text:p>
          </table:table-cell>
          <table:table-cell/>
          <table:table-cell table:formula="of:=([.C59]*[.E59]-[.C62]*[.E62])/([.C60]*[.E60]*([.B60]-[.B59])+[.C61]*[.E61]*([.B61]-[.B60])+[.C62]*[.E62]*([.B62]-[.B61]))" office:value-type="float" office:value="-0.00137129475424396" calcext:value-type="float">
            <text:p>-0.00137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heck</text:p>
          </table:table-cell>
          <table:table-cell/>
          <table:table-cell table:formula="of:=[.C59]*[.E59]-[.E64]*([.B60]-[.B59])*[.C60]*[.E60]-[.E64]*([.B61]-[.B60])*[.C61]*[.E61]-(1+[.E64]*([.B62]-[.B61]))*[.C62]*[.E62]" office:value-type="float" office:value="0" calcext:value-type="float">
            <text:p>0.0000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 Ra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eriod</text:p>
          </table:table-cell>
          <table:table-cell table:style-name="ce14" office:value-type="string" calcext:value-type="string">
            <text:p>year_frac</text:p>
          </table:table-cell>
          <table:table-cell table:style-name="ce14" office:value-type="string" calcext:value-type="string">
            <text:p>nominal</text:p>
          </table:table-cell>
          <table:table-cell table:style-name="ce14"/>
          <table:table-cell table:style-name="ce1" office:value-type="string" calcext:value-type="string">
            <text:p>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65D</text:p>
          </table:table-cell>
          <table:table-cell table:style-name="ce4" table:formula="of:=[.B60]" office:value-type="float" office:value="1" calcext:value-type="float">
            <text:p>1.0000000</text:p>
          </table:table-cell>
          <table:table-cell table:style-name="ce16" table:formula="of:=[.C60]" office:value-type="float" office:value="100" calcext:value-type="float">
            <text:p>100.000</text:p>
          </table:table-cell>
          <table:table-cell table:style-name="ce16"/>
          <table:table-cell table:formula="of:=[.E60]" office:value-type="float" office:value="1.00047372430846" calcext:value-type="float">
            <text:p>1.00047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49D</text:p>
          </table:table-cell>
          <table:table-cell table:style-name="ce4" table:formula="of:=[.B61]" office:value-type="float" office:value="1.5041095890411" calcext:value-type="float">
            <text:p>1.5041096</text:p>
          </table:table-cell>
          <table:table-cell table:style-name="ce16" table:formula="of:=[.C61]" office:value-type="float" office:value="100" calcext:value-type="float">
            <text:p>100.000</text:p>
          </table:table-cell>
          <table:table-cell table:style-name="ce16"/>
          <table:table-cell table:formula="of:=[.E61]" office:value-type="float" office:value="1.00232141122387" calcext:value-type="float">
            <text:p>1.0023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30D</text:p>
          </table:table-cell>
          <table:table-cell table:style-name="ce4" table:formula="of:=[.B62]" office:value-type="float" office:value="2" calcext:value-type="float">
            <text:p>2.0000000</text:p>
          </table:table-cell>
          <table:table-cell table:style-name="ce16" table:formula="of:=[.C62]" office:value-type="float" office:value="100" calcext:value-type="float">
            <text:p>100.000</text:p>
          </table:table-cell>
          <table:table-cell table:style-name="ce16"/>
          <table:table-cell table:formula="of:=[.E62]" office:value-type="float" office:value="1.00302424228929" calcext:value-type="float">
            <text:p>1.0030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13D</text:p>
          </table:table-cell>
          <table:table-cell table:style-name="ce4" table:formula="of:=[.F47]" office:value-type="float" office:value="2.5013698630137" calcext:value-type="float">
            <text:p>2.5013699</text:p>
          </table:table-cell>
          <table:table-cell table:style-name="ce16" office:value-type="float" office:value="100" calcext:value-type="float">
            <text:p>100.000</text:p>
          </table:table-cell>
          <table:table-cell table:style-name="ce16"/>
          <table:table-cell table:formula="of:=[.I47]" office:value-type="float" office:value="1.00331801383555" calcext:value-type="float">
            <text:p>1.00331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ar rate</text:p>
          </table:table-cell>
          <table:table-cell/>
          <table:table-cell table:formula="of:=([.C69]*[.E69]-[.C72]*[.E72])/([.C70]*[.E70]*([.B70]-[.B69])+[.C71]*[.E71]*([.B71]-[.B70])+[.C72]*[.E72]*([.B72]-[.B71]))" office:value-type="float" office:value="-0.00188901055467462" calcext:value-type="float">
            <text:p>-0.001889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heck</text:p>
          </table:table-cell>
          <table:table-cell/>
          <table:table-cell table:formula="of:=[.C69]*[.E69]-[.E74]*([.B70]-[.B69])*[.C70]*[.E70]-[.E74]*([.B71]-[.B70])*[.C71]*[.E71]-(1+[.E74]*([.B72]-[.B71]))*[.C72]*[.E72]" office:value-type="float" office:value="0" calcext:value-type="float">
            <text:p>0.0000000</text:p>
          </table:table-cell>
          <table:table-cell table:number-columns-repeated="1019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/00/0000</text:date>, <text:time style:data-style-name="N2" text:time-value="19:33:40.51791051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5T22:54:10.371019316</dc:date>
    <meta:editing-duration>PT4H28M52S</meta:editing-duration>
    <meta:editing-cycles>9</meta:editing-cycles>
    <meta:generator>LibreOffice/7.2.2.2$Linux_X86_64 LibreOffice_project/20$Build-2</meta:generator>
    <meta:document-statistic meta:table-count="1" meta:cell-count="61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7" number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line" chart:style-name="ch1">
        <chart:legend chart:legend-position="end" svg:x="13.53cm" svg:y="3.955cm" style:legend-expansion="high" chart:style-name="ch2"/>
        <chart:plot-area chart:style-name="ch3" table:cell-range-address="interbcrv_eur.I1:interbcrv_eur.I45 interbcrv_eur.K1:interbcrv_eur.K45" chart:data-source-has-labels="row" svg:x="0.374cm" svg:y="0.18cm" svg:width="12.891cm" svg:height="8.645cm">
          <chart:coordinate-region svg:x="2.213cm" svg:y="0.38cm" svg:width="11.052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nterbcrv_eur.I2:interbcrv_eur.I45" chart:label-cell-address="interbcrv_eur.I1:interbcrv_eur.I1" chart:class="chart:line">
            <chart:data-point chart:repeated="44"/>
          </chart:series>
          <chart:series chart:style-name="ch8" chart:values-cell-range-address="interbcrv_eur.K2:interbcrv_eur.K45" chart:label-cell-address="interbcrv_eur.K1:interbcrv_eur.K1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_calc</text:p>
                <draw:g>
                  <svg:desc>interbcrv_eur.I1:interbcrv_eur.I1</svg:desc>
                </draw:g>
              </table:table-cell>
              <table:table-cell office:value-type="string">
                <text:p>df_rp</text:p>
                <draw:g>
                  <svg:desc>interbcrv_eur.K1:interbcrv_eur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001025873538">
                <text:p>1.00001025873538</text:p>
                <draw:g>
                  <svg:desc>interbcrv_eur.I2:interbcrv_eur.I45</svg:desc>
                </draw:g>
              </table:table-cell>
              <table:table-cell office:value-type="float" office:value="1.0000103">
                <text:p>1.0000103</text:p>
                <draw:g>
                  <svg:desc>interbcrv_eur.K2:interbcrv_eur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007287626947">
                <text:p>1.00007287626947</text:p>
              </table:table-cell>
              <table:table-cell office:value-type="float" office:value="1.0000729">
                <text:p>1.00007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030976990028">
                <text:p>1.00030976990028</text:p>
              </table:table-cell>
              <table:table-cell office:value-type="float" office:value="1.0003097">
                <text:p>1.0003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057444843168">
                <text:p>1.00057444843168</text:p>
              </table:table-cell>
              <table:table-cell office:value-type="float" office:value="1.0005743">
                <text:p>1.0005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75562121725">
                <text:p>1.00075562121725</text:p>
              </table:table-cell>
              <table:table-cell office:value-type="float" office:value="1.0007553">
                <text:p>1.0007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088248686353">
                <text:p>1.00088248686353</text:p>
              </table:table-cell>
              <table:table-cell office:value-type="float" office:value="1.0008821">
                <text:p>1.0008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095204003869">
                <text:p>1.00095204003869</text:p>
              </table:table-cell>
              <table:table-cell office:value-type="float" office:value="1.0009516">
                <text:p>1.0009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096143470171">
                <text:p>1.00096143470171</text:p>
              </table:table-cell>
              <table:table-cell office:value-type="float" office:value="1.000961">
                <text:p>1.0009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097236924099">
                <text:p>1.00097236924099</text:p>
              </table:table-cell>
              <table:table-cell office:value-type="float" office:value="1.0009719">
                <text:p>1.0009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095446877207">
                <text:p>1.00095446877207</text:p>
              </table:table-cell>
              <table:table-cell office:value-type="float" office:value="1.000954">
                <text:p>1.000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089826560902">
                <text:p>1.00089826560902</text:p>
              </table:table-cell>
              <table:table-cell office:value-type="float" office:value="1.0008978">
                <text:p>1.0008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079661436329">
                <text:p>1.00079661436329</text:p>
              </table:table-cell>
              <table:table-cell office:value-type="float" office:value="1.0007963">
                <text:p>1.0007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065800089966">
                <text:p>1.00065800089966</text:p>
              </table:table-cell>
              <table:table-cell office:value-type="float" office:value="1.0006578">
                <text:p>1.00065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047372430846">
                <text:p>1.00047372430846</text:p>
              </table:table-cell>
              <table:table-cell office:value-type="float" office:value="1.0004736">
                <text:p>1.0004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232141122387">
                <text:p>1.00232141122387</text:p>
              </table:table-cell>
              <table:table-cell office:value-type="float" office:value="1.00232">
                <text:p>1.00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302424228929">
                <text:p>1.00302424228929</text:p>
              </table:table-cell>
              <table:table-cell office:value-type="float" office:value="1.003022">
                <text:p>1.003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342570284042">
                <text:p>1.00342570284042</text:p>
              </table:table-cell>
              <table:table-cell office:value-type="float" office:value="1.0034237">
                <text:p>1.0034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0187098479964">
                <text:p>1.00187098479964</text:p>
              </table:table-cell>
              <table:table-cell office:value-type="float" office:value="1.0018706">
                <text:p>1.0018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8125112027173">
                <text:p>0.998125112027173</text:p>
              </table:table-cell>
              <table:table-cell office:value-type="float" office:value="0.9981246">
                <text:p>0.9981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1838288436474">
                <text:p>0.991838288436474</text:p>
              </table:table-cell>
              <table:table-cell office:value-type="float" office:value="0.9918329">
                <text:p>0.99183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2954379346057">
                <text:p>0.982954379346057</text:p>
              </table:table-cell>
              <table:table-cell office:value-type="float" office:value="0.9829335">
                <text:p>0.9829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71819811623921">
                <text:p>0.971819811623921</text:p>
              </table:table-cell>
              <table:table-cell office:value-type="float" office:value="0.9717702">
                <text:p>0.9717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8838622298966">
                <text:p>0.958838622298966</text:p>
              </table:table-cell>
              <table:table-cell office:value-type="float" office:value="0.958744">
                <text:p>0.958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5117150791681">
                <text:p>0.945117150791681</text:p>
              </table:table-cell>
              <table:table-cell office:value-type="float" office:value="0.9449659">
                <text:p>0.94496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0964440264206">
                <text:p>0.930964440264206</text:p>
              </table:table-cell>
              <table:table-cell office:value-type="float" office:value="0.9307472">
                <text:p>0.9307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5497884510075">
                <text:p>0.915497884510075</text:p>
              </table:table-cell>
              <table:table-cell office:value-type="float" office:value="0.9151998">
                <text:p>0.9151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1843678315785">
                <text:p>0.901843678315785</text:p>
              </table:table-cell>
              <table:table-cell office:value-type="float" office:value="0.9014729">
                <text:p>0.90147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87418790097192">
                <text:p>0.887418790097192</text:p>
              </table:table-cell>
              <table:table-cell office:value-type="float" office:value="0.8869656">
                <text:p>0.88696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72213526924539">
                <text:p>0.872213526924539</text:p>
              </table:table-cell>
              <table:table-cell office:value-type="float" office:value="0.8716689">
                <text:p>0.8716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60519494956026">
                <text:p>0.860519494956026</text:p>
              </table:table-cell>
              <table:table-cell office:value-type="float" office:value="0.8599112">
                <text:p>0.8599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48606873205503">
                <text:p>0.848606873205503</text:p>
              </table:table-cell>
              <table:table-cell office:value-type="float" office:value="0.8479321">
                <text:p>0.84793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36412244562558">
                <text:p>0.836412244562558</text:p>
              </table:table-cell>
              <table:table-cell office:value-type="float" office:value="0.8356689">
                <text:p>0.8356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23954319046608">
                <text:p>0.823954319046608</text:p>
              </table:table-cell>
              <table:table-cell office:value-type="float" office:value="0.8231392">
                <text:p>0.8231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125058692763">
                <text:p>0.81125058692763</text:p>
              </table:table-cell>
              <table:table-cell office:value-type="float" office:value="0.8103606">
                <text:p>0.81036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01841298615143">
                <text:p>0.801841298615143</text:p>
              </table:table-cell>
              <table:table-cell office:value-type="float" office:value="0.8009074">
                <text:p>0.80090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92543232872256">
                <text:p>0.792543232872256</text:p>
              </table:table-cell>
              <table:table-cell office:value-type="float" office:value="0.7915658">
                <text:p>0.79156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83269557727848">
                <text:p>0.783269557727848</text:p>
              </table:table-cell>
              <table:table-cell office:value-type="float" office:value="0.7822507">
                <text:p>0.78225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4025404273263">
                <text:p>0.774025404273263</text:p>
              </table:table-cell>
              <table:table-cell office:value-type="float" office:value="0.7729638">
                <text:p>0.77296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4808749251682">
                <text:p>0.764808749251682</text:p>
              </table:table-cell>
              <table:table-cell office:value-type="float" office:value="0.7637066">
                <text:p>0.7637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25934794374435">
                <text:p>0.725934794374435</text:p>
              </table:table-cell>
              <table:table-cell office:value-type="float" office:value="0.7246902">
                <text:p>0.72469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95097453407395">
                <text:p>0.695097453407395</text:p>
              </table:table-cell>
              <table:table-cell office:value-type="float" office:value="0.6937814">
                <text:p>0.69378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67513986978632">
                <text:p>0.667513986978632</text:p>
              </table:table-cell>
              <table:table-cell office:value-type="float" office:value="0.6661473">
                <text:p>0.66614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2867606613861">
                <text:p>0.642867606613861</text:p>
              </table:table-cell>
              <table:table-cell office:value-type="float" office:value="0.641471">
                <text:p>0.6414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20917718274925">
                <text:p>0.620917718274925</text:p>
              </table:table-cell>
              <table:table-cell office:value-type="float" office:value="0.6195032">
                <text:p>0.6195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7" number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line" chart:style-name="ch1">
        <chart:legend chart:legend-position="end" svg:x="12.755cm" svg:y="3.955cm" style:legend-expansion="high" chart:style-name="ch2"/>
        <chart:plot-area chart:style-name="ch3" table:cell-range-address="interbcrv_eur.F2:interbcrv_eur.F45 interbcrv_eur.J1:interbcrv_eur.J45 interbcrv_eur.L1:interbcrv_eur.L45" chart:data-source-has-labels="both" svg:x="0.32cm" svg:y="0.18cm" svg:width="12.115cm" svg:height="8.646cm">
          <chart:coordinate-region svg:x="1.524cm" svg:y="0.379cm" svg:width="10.911cm" svg:height="6.423cm"/>
          <chart:axis chart:dimension="x" chart:name="primary-x" chart:style-name="ch4" chartooo:axis-type="auto">
            <chartooo:date-scale/>
            <chart:categories table:cell-range-address="interbcrv_eur.F2:interbcrv_eur.F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terbcrv_eur.J2:interbcrv_eur.J45" chart:label-cell-address="interbcrv_eur.J1:interbcrv_eur.J1" chart:class="chart:line">
            <chart:data-point chart:repeated="44"/>
          </chart:series>
          <chart:series chart:style-name="ch8" chart:values-cell-range-address="interbcrv_eur.L2:interbcrv_eur.L45" chart:label-cell-address="interbcrv_eur.L1:interbcrv_eur.L1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ro_calc</text:p>
                <draw:g>
                  <svg:desc>interbcrv_eur.J1:interbcrv_eur.J1</svg:desc>
                </draw:g>
              </table:table-cell>
              <table:table-cell office:value-type="string">
                <text:p>zero_rate_rp</text:p>
                <draw:g>
                  <svg:desc>interbcrv_eur.L1:interbcrv_eur.L1</svg:desc>
                </draw:g>
              </table:table-cell>
            </table:table-row>
          </table:table-header-rows>
          <table:table-rows>
            <table:table-row>
              <table:table-cell office:value-type="float" office:value="0.00273972602739726">
                <text:p>0.00273972602739726</text:p>
                <draw:g>
                  <svg:desc>interbcrv_eur.F2:interbcrv_eur.F45</svg:desc>
                </draw:g>
              </table:table-cell>
              <table:table-cell office:value-type="float" office:value="-0.00373741761046564">
                <text:p>-0.00373741761046564</text:p>
                <draw:g>
                  <svg:desc>interbcrv_eur.J2:interbcrv_eur.J45</svg:desc>
                </draw:g>
              </table:table-cell>
              <table:table-cell office:value-type="float" office:value="-0.0037444">
                <text:p>-0.0037444</text:p>
                <draw:g>
                  <svg:desc>interbcrv_eur.L2:interbcrv_eur.L45</svg:desc>
                </draw:g>
              </table:table-cell>
            </table:table-row>
            <table:table-row>
              <table:table-cell office:value-type="float" office:value="0.0191780821917808">
                <text:p>0.0191780821917808</text:p>
              </table:table-cell>
              <table:table-cell office:value-type="float" office:value="-0.00379262819997783">
                <text:p>-0.00379262819997783</text:p>
              </table:table-cell>
              <table:table-cell office:value-type="float" office:value="-0.0037997">
                <text:p>-0.0037997</text:p>
              </table:table-cell>
            </table:table-row>
            <table:table-row>
              <table:table-cell office:value-type="float" office:value="0.0821917808219178">
                <text:p>0.0821917808219178</text:p>
              </table:table-cell>
              <table:table-cell office:value-type="float" office:value="-0.00376119242936257">
                <text:p>-0.00376119242936257</text:p>
              </table:table-cell>
              <table:table-cell office:value-type="float" office:value="-0.0037677">
                <text:p>-0.0037677</text:p>
              </table:table-cell>
            </table:table-row>
            <table:table-row>
              <table:table-cell office:value-type="float" office:value="0.167123287671233">
                <text:p>0.167123287671233</text:p>
              </table:table-cell>
              <table:table-cell office:value-type="float" office:value="-0.00343038923681194">
                <text:p>-0.00343038923681194</text:p>
              </table:table-cell>
              <table:table-cell office:value-type="float" office:value="-0.0034353">
                <text:p>-0.0034353</text:p>
              </table:table-cell>
            </table:table-row>
            <table:table-row>
              <table:table-cell office:value-type="float" office:value="0.249315068493151">
                <text:p>0.249315068493151</text:p>
              </table:table-cell>
              <table:table-cell office:value-type="float" office:value="-0.0030250591714408">
                <text:p>-0.0030250591714408</text:p>
              </table:table-cell>
              <table:table-cell office:value-type="float" office:value="-0.0030285">
                <text:p>-0.0030285</text:p>
              </table:table-cell>
            </table:table-row>
            <table:table-row>
              <table:table-cell office:value-type="float" office:value="0.331506849315068">
                <text:p>0.331506849315068</text:p>
              </table:table-cell>
              <table:table-cell office:value-type="float" office:value="-0.00265733624476494">
                <text:p>-0.00265733624476494</text:p>
              </table:table-cell>
              <table:table-cell office:value-type="float" office:value="-0.0026597">
                <text:p>-0.0026597</text:p>
              </table:table-cell>
            </table:table-row>
            <table:table-row>
              <table:table-cell office:value-type="float" office:value="0.413698630136986">
                <text:p>0.413698630136986</text:p>
              </table:table-cell>
              <table:table-cell office:value-type="float" office:value="-0.00229755065128201">
                <text:p>-0.00229755065128201</text:p>
              </table:table-cell>
              <table:table-cell office:value-type="float" office:value="-0.0022991">
                <text:p>-0.0022991</text:p>
              </table:table-cell>
            </table:table-row>
            <table:table-row>
              <table:table-cell office:value-type="float" office:value="0.498630136986301">
                <text:p>0.498630136986301</text:p>
              </table:table-cell>
              <table:table-cell office:value-type="float" office:value="-0.00192536980218549">
                <text:p>-0.00192536980218549</text:p>
              </table:table-cell>
              <table:table-cell office:value-type="float" office:value="-0.0019263">
                <text:p>-0.0019263</text:p>
              </table:table-cell>
            </table:table-row>
            <table:table-row>
              <table:table-cell office:value-type="float" office:value="0.580821917808219">
                <text:p>0.580821917808219</text:p>
              </table:table-cell>
              <table:table-cell office:value-type="float" office:value="-0.00167191367289532">
                <text:p>-0.00167191367289532</text:p>
              </table:table-cell>
              <table:table-cell office:value-type="float" office:value="-0.0016725">
                <text:p>-0.0016725</text:p>
              </table:table-cell>
            </table:table-row>
            <table:table-row>
              <table:table-cell office:value-type="float" office:value="0.665753424657534">
                <text:p>0.665753424657534</text:p>
              </table:table-cell>
              <table:table-cell office:value-type="float" office:value="-0.0014319570950847">
                <text:p>-0.0014319570950847</text:p>
              </table:table-cell>
              <table:table-cell office:value-type="float" office:value="-0.0014323">
                <text:p>-0.0014323</text:p>
              </table:table-cell>
            </table:table-row>
            <table:table-row>
              <table:table-cell office:value-type="float" office:value="0.747945205479452">
                <text:p>0.747945205479452</text:p>
              </table:table-cell>
              <table:table-cell office:value-type="float" office:value="-0.00119971851479117">
                <text:p>-0.00119971851479117</text:p>
              </table:table-cell>
              <table:table-cell office:value-type="float" office:value="-0.0011999">
                <text:p>-0.0011999</text:p>
              </table:table-cell>
            </table:table-row>
            <table:table-row>
              <table:table-cell office:value-type="float" office:value="0.832876712328767">
                <text:p>0.832876712328767</text:p>
              </table:table-cell>
              <table:table-cell office:value-type="float" office:value="-0.000955623661736293">
                <text:p>-0.000955623661736293</text:p>
              </table:table-cell>
              <table:table-cell office:value-type="float" office:value="-0.0009557">
                <text:p>-0.0009557</text:p>
              </table:table-cell>
            </table:table-row>
            <table:table-row>
              <table:table-cell office:value-type="float" office:value="0.915068493150685">
                <text:p>0.915068493150685</text:p>
              </table:table-cell>
              <table:table-cell office:value-type="float" office:value="-0.00071857806691944">
                <text:p>-0.00071857806691944</text:p>
              </table:table-cell>
              <table:table-cell office:value-type="float" office:value="-0.0007186">
                <text:p>-0.000718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000473500000000016">
                <text:p>-0.000473500000000016</text:p>
              </table:table-cell>
              <table:table-cell office:value-type="float" office:value="-0.0004735">
                <text:p>-0.0004735</text:p>
              </table:table-cell>
            </table:table-row>
            <table:table-row>
              <table:table-cell office:value-type="float" office:value="1.5041095890411">
                <text:p>1.5041095890411</text:p>
              </table:table-cell>
              <table:table-cell office:value-type="float" office:value="-0.00154040276557033">
                <text:p>-0.00154040276557033</text:p>
              </table:table-cell>
              <table:table-cell office:value-type="float" office:value="-0.0015406">
                <text:p>-0.00154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0150870000000003">
                <text:p>-0.00150870000000003</text:p>
              </table:table-cell>
              <table:table-cell office:value-type="float" office:value="-0.0015087">
                <text:p>-0.00150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0113929999999995">
                <text:p>-0.00113929999999995</text:p>
              </table:table-cell>
              <table:table-cell office:value-type="float" office:value="-0.0011393">
                <text:p>-0.00113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00467200000000001">
                <text:p>-0.000467200000000001</text:p>
              </table:table-cell>
              <table:table-cell office:value-type="float" office:value="-0.0004672">
                <text:p>-0.0004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375400000000026">
                <text:p>0.000375400000000026</text:p>
              </table:table-cell>
              <table:table-cell office:value-type="float" office:value="0.0003754">
                <text:p>0.00037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13668">
                <text:p>0.0013668</text:p>
              </table:table-cell>
              <table:table-cell office:value-type="float" office:value="0.0013668">
                <text:p>0.00136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45910000000005">
                <text:p>0.00245910000000005</text:p>
              </table:table-cell>
              <table:table-cell office:value-type="float" office:value="0.0024591">
                <text:p>0.00245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357950000000007">
                <text:p>0.00357950000000007</text:p>
              </table:table-cell>
              <table:table-cell office:value-type="float" office:value="0.0035795">
                <text:p>0.00357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468120000000005">
                <text:p>0.00468120000000005</text:p>
              </table:table-cell>
              <table:table-cell office:value-type="float" office:value="0.0046812">
                <text:p>0.00468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56605999999999">
                <text:p>0.0056605999999999</text:p>
              </table:table-cell>
              <table:table-cell office:value-type="float" office:value="0.0056606">
                <text:p>0.00566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652429999999993">
                <text:p>0.00652429999999993</text:p>
              </table:table-cell>
              <table:table-cell office:value-type="float" office:value="0.0065243">
                <text:p>0.00652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738440000000007">
                <text:p>0.00738440000000007</text:p>
              </table:table-cell>
              <table:table-cell office:value-type="float" office:value="0.0073844">
                <text:p>0.00738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79788999999999">
                <text:p>0.0079788999999999</text:p>
              </table:table-cell>
              <table:table-cell office:value-type="float" office:value="0.0079789">
                <text:p>0.00797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856780000000001">
                <text:p>0.00856780000000001</text:p>
              </table:table-cell>
              <table:table-cell office:value-type="float" office:value="0.0085678">
                <text:p>0.00856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915639999999995">
                <text:p>0.00915639999999995</text:p>
              </table:table-cell>
              <table:table-cell office:value-type="float" office:value="0.0091564">
                <text:p>0.00915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943289999999997">
                <text:p>0.00943289999999997</text:p>
              </table:table-cell>
              <table:table-cell office:value-type="float" office:value="0.0094329">
                <text:p>0.00943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970319999999991">
                <text:p>0.00970319999999991</text:p>
              </table:table-cell>
              <table:table-cell office:value-type="float" office:value="0.0097032">
                <text:p>0.00970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997350000000008">
                <text:p>0.00997350000000008</text:p>
              </table:table-cell>
              <table:table-cell office:value-type="float" office:value="0.0099735">
                <text:p>0.00997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102437">
                <text:p>0.0102437</text:p>
              </table:table-cell>
              <table:table-cell office:value-type="float" office:value="0.0102437">
                <text:p>0.01024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05138">
                <text:p>0.0105138</text:p>
              </table:table-cell>
              <table:table-cell office:value-type="float" office:value="0.0105138">
                <text:p>0.010513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05719">
                <text:p>0.0105719</text:p>
              </table:table-cell>
              <table:table-cell office:value-type="float" office:value="0.0105719">
                <text:p>0.010571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06246000000001">
                <text:p>0.0106246000000001</text:p>
              </table:table-cell>
              <table:table-cell office:value-type="float" office:value="0.0106246">
                <text:p>0.01062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06774000000001">
                <text:p>0.0106774000000001</text:p>
              </table:table-cell>
              <table:table-cell office:value-type="float" office:value="0.0106774">
                <text:p>0.010677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07301">
                <text:p>0.0107301</text:p>
              </table:table-cell>
              <table:table-cell office:value-type="float" office:value="0.0107301">
                <text:p>0.01073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07828999999999">
                <text:p>0.0107828999999999</text:p>
              </table:table-cell>
              <table:table-cell office:value-type="float" office:value="0.0107829">
                <text:p>0.01078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07337000000001">
                <text:p>0.0107337000000001</text:p>
              </table:table-cell>
              <table:table-cell office:value-type="float" office:value="0.0107337">
                <text:p>0.010733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104457">
                <text:p>0.0104457</text:p>
              </table:table-cell>
              <table:table-cell office:value-type="float" office:value="0.0104457">
                <text:p>0.01044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01560999999999">
                <text:p>0.0101560999999999</text:p>
              </table:table-cell>
              <table:table-cell office:value-type="float" office:value="0.0101561">
                <text:p>0.010156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98665">
                <text:p>0.0098665</text:p>
              </table:table-cell>
              <table:table-cell office:value-type="float" office:value="0.0098665">
                <text:p>0.00986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957669999999999">
                <text:p>0.00957669999999999</text:p>
              </table:table-cell>
              <table:table-cell office:value-type="float" office:value="0.0095767">
                <text:p>0.0095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